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98in"/>
    </style:style>
    <style:style style:name="co2" style:family="table-column">
      <style:table-column-properties fo:break-before="auto" style:column-width="1.95in"/>
    </style:style>
    <style:style style:name="co3" style:family="table-column">
      <style:table-column-properties fo:break-before="auto" style:column-width="2.8472in"/>
    </style:style>
    <style:style style:name="co4" style:family="table-column">
      <style:table-column-properties fo:break-before="auto" style:column-width="3.0799in"/>
    </style:style>
    <style:style style:name="co5" style:family="table-column">
      <style:table-column-properties fo:break-before="auto" style:column-width="1.0307in"/>
    </style:style>
    <style:style style:name="co6" style:family="table-column">
      <style:table-column-properties fo:break-before="auto" style:column-width="1.152in"/>
    </style:style>
    <style:style style:name="co7" style:family="table-column">
      <style:table-column-properties fo:break-before="auto" style:column-width="0.9972in"/>
    </style:style>
    <style:style style:name="co8" style:family="table-column">
      <style:table-column-properties fo:break-before="auto" style:column-width="1.052in"/>
    </style:style>
    <style:style style:name="co9" style:family="table-column">
      <style:table-column-properties fo:break-before="auto" style:column-width="1.1075in"/>
    </style:style>
    <style:style style:name="co10" style:family="table-column">
      <style:table-column-properties fo:break-before="auto" style:column-width="0.8307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9862in"/>
    </style:style>
    <style:style style:name="co13" style:family="table-column">
      <style:table-column-properties fo:break-before="auto" style:column-width="0.8862in"/>
    </style:style>
    <style:style style:name="co14" style:family="table-column">
      <style:table-column-properties fo:break-before="auto" style:column-width="0.7866in"/>
    </style:style>
    <style:style style:name="co15" style:family="table-column">
      <style:table-column-properties fo:break-before="auto" style:column-width="1.0083in"/>
    </style:style>
    <style:style style:name="co16" style:family="table-column">
      <style:table-column-properties fo:break-before="auto" style:column-width="1.252in"/>
    </style:style>
    <style:style style:name="co17" style:family="table-column">
      <style:table-column-properties fo:break-before="auto" style:column-width="1.4402in"/>
    </style:style>
    <style:style style:name="co18" style:family="table-column">
      <style:table-column-properties fo:break-before="auto" style:column-width="0.9752in"/>
    </style:style>
    <style:style style:name="co19" style:family="table-column">
      <style:table-column-properties fo:break-before="auto" style:column-width="0.672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4374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602in" fo:break-before="auto" style:use-optimal-row-height="false"/>
    </style:style>
    <style:style style:name="ta1" style:family="table" style:master-page-name="PageStyle_5f_Parts">
      <style:table-properties table:display="true" style:writing-mode="lr-tb"/>
    </style:style>
    <style:style style:name="ce1" style:family="table-cell" style:parent-style-name="Excel_20_Built-in_20_Normal">
      <style:table-cell-properties fo:background-color="#93cdd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ffff99"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dbeef4" style:diagonal-bl-tr="none" style:diagonal-tl-br="none" fo:border="0.0138in solid #000000" style:rotation-align="none"/>
    </style:style>
    <style:style style:name="ce4" style:family="table-cell" style:parent-style-name="Normal_5f_Sheet1">
      <style:table-cell-properties fo:background-color="#dbeef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5" style:family="table-cell" style:parent-style-name="Normal_5f_Sheet1">
      <style:table-cell-properties fo:background-color="#dbeef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dbeef4"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Normal">
      <style:table-cell-properties fo:background-color="#c4bd97" style:diagonal-bl-tr="none" style:diagonal-tl-br="none" fo:border="0.0138in solid #000000" style:rotation-align="none"/>
    </style:style>
    <style:style style:name="ce8" style:family="table-cell" style:parent-style-name="Excel_20_Built-in_20_Normal">
      <style:table-cell-properties fo:background-color="#b3a2c7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fo:background-color="#e6e0ec" style:diagonal-bl-tr="none" style:diagonal-tl-br="none" fo:border="0.0138in solid #000000" style:rotation-align="none"/>
    </style:style>
    <style:style style:name="ce10" style:family="table-cell" style:parent-style-name="Excel_20_Built-in_20_Normal">
      <style:table-cell-properties fo:background-color="#b3a2c7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Normal_5f_Sheet1">
      <style:table-cell-properties fo:background-color="#e6e0e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Normal_5f_Sheet1">
      <style:table-cell-properties fo:background-color="#e6e0e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3" style:family="table-cell" style:parent-style-name="Excel_20_Built-in_20_Normal">
      <style:table-cell-properties style:diagonal-bl-tr="none" style:diagonal-tl-br="none" style:rotation-align="none"/>
    </style:style>
    <style:style style:name="ce14" style:family="table-cell" style:parent-style-name="Excel_20_Built-in_20_Normal">
      <style:table-cell-properties fo:background-color="#d99694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Excel_20_Built-in_20_Normal">
      <style:table-cell-properties fo:border-bottom="none" fo:background-color="#ffff99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Excel_20_Built-in_20_Normal">
      <style:table-cell-properties fo:background-color="#f2dcdb" style:diagonal-bl-tr="none" style:diagonal-tl-br="none" fo:border="0.0138in solid #000000" style:rotation-align="none"/>
    </style:style>
    <style:style style:name="ce17" style:family="table-cell" style:parent-style-name="Excel_20_Built-in_20_Normal">
      <style:table-cell-properties fo:background-color="#948a54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able-cell-properties fo:border-bottom="0.0138in solid #000000" fo:background-color="#c4bd97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19" style:family="table-cell" style:parent-style-name="Excel_20_Built-in_20_Normal">
      <style:table-cell-properties fo:background-color="#93cddd"/>
    </style:style>
    <style:style style:name="ce20" style:family="table-cell" style:parent-style-name="Excel_20_Built-in_20_Hyperlink" style:data-style-name="N8000">
      <style:table-cell-properties fo:background-color="#dbeef4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21" style:family="table-cell" style:parent-style-name="Excel_20_Built-in_20_Hyperlink" style:data-style-name="N8000">
      <style:table-cell-properties fo:background-color="#dbeef4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able-cell-properties fo:background-color="#dbeef4"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ackground-color="#c4bd97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24" style:family="table-cell" style:parent-style-name="Excel_20_Built-in_20_Normal">
      <style:table-cell-properties fo:background-color="#b3a2c7"/>
    </style:style>
    <style:style style:name="ce25" style:family="table-cell" style:parent-style-name="Excel_20_Built-in_20_Normal">
      <style:table-cell-properties fo:background-color="#b3a2c7" style:diagonal-bl-tr="none" style:diagonal-tl-br="none" style:rotation-align="none"/>
    </style:style>
    <style:style style:name="ce26" style:family="table-cell" style:parent-style-name="Excel_20_Built-in_20_Normal">
      <style:table-cell-properties fo:background-color="#e6e0ec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>
      <style:table-cell-properties fo:background-color="#d99694"/>
    </style:style>
    <style:style style:name="ce28" style:family="table-cell" style:parent-style-name="Excel_20_Built-in_20_Normal">
      <style:table-cell-properties fo:background-color="#948a54"/>
    </style:style>
    <style:style style:name="ce29" style:family="table-cell" style:parent-style-name="Excel_20_Built-in_20_Normal">
      <style:table-cell-properties fo:background-color="#ffff9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Excel_20_Built-in_20_Normal">
      <style:table-cell-properties fo:background-color="#dbeef4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31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32" style:family="table-cell" style:parent-style-name="Excel_20_Built-in_20_Normal">
      <style:table-cell-properties fo:background-color="#e6e0ec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">
      <style:table-cell-properties fo:background-color="#e6e0ec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34" style:family="table-cell" style:parent-style-name="Excel_20_Built-in_20_Normal">
      <style:table-cell-properties fo:border-bottom="0.0138in solid #000000" fo:background-color="#c4bd97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35" style:family="table-cell" style:parent-style-name="Excel_20_Built-in_20_Normal">
      <style:table-cell-properties fo:border-bottom="0.0138in solid #000000" fo:background-color="#ffff99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>
      <style:table-cell-properties fo:border-bottom="0.0138in solid #000000" fo:background-color="#fac09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20_Built-in_20_Normal">
      <style:table-cell-properties fo:border-bottom="0.0138in solid #000000" fo:background-color="#ffff99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Excel_20_Built-in_20_Normal">
      <style:table-cell-properties fo:border-bottom="0.0138in solid #000000" fo:background-color="#fac090" style:diagonal-bl-tr="none" style:diagonal-tl-br="none" fo:border-left="none" fo:border-right="0.0138in solid #000000" style:rotation-align="none" fo:border-top="0.0138in solid #000000"/>
    </style:style>
    <style:style style:name="ce39" style:family="table-cell" style:parent-style-name="Excel_20_Built-in_20_Normal">
      <style:table-cell-properties fo:background-color="#93cddd" fo:border="none"/>
    </style:style>
    <style:style style:name="ce40" style:family="table-cell" style:parent-style-name="Excel_20_Built-in_20_Normal">
      <style:table-cell-properties fo:background-color="#fac090" style:diagonal-bl-tr="none" style:diagonal-tl-br="none" fo:border="0.0138in solid #000000" style:rotation-align="none"/>
    </style:style>
    <style:style style:name="ce41" style:family="table-cell" style:parent-style-name="Excel_20_Built-in_20_Normal">
      <style:table-cell-properties fo:border-bottom="none" fo:background-color="#ffff99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Excel_20_Built-in_20_Normal">
      <style:table-cell-properties fo:border-bottom="0.0138in solid #000000" fo:background-color="#fac09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20_Built-in_20_Normal">
      <style:table-cell-properties fo:background-color="#fac090"/>
    </style:style>
    <style:style style:name="ce44" style:family="table-cell" style:parent-style-name="Excel_20_Built-in_20_Normal">
      <style:table-cell-properties fo:background-color="#fac090" style:diagonal-bl-tr="none" style:diagonal-tl-br="none" fo:border="0.0138in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20_Built-in_20_Normal">
      <style:table-cell-properties fo:background-color="#fac090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Excel_20_Built-in_20_Normal">
      <style:table-cell-properties fo:border-bottom="0.0138in solid #000000" fo:background-color="#fac09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138in solid #000000" fo:background-color="#ffff99" style:diagonal-bl-tr="none" style:diagonal-tl-br="none" fo:border-left="0.0138in solid #000000" fo:border-right="0.0346in solid #000000" style:rotation-align="none" fo:border-top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Excel_20_Built-in_20_Normal">
      <style:table-cell-properties fo:border-bottom="none" fo:background-color="#ffff99" style:diagonal-bl-tr="none" style:diagonal-tl-br="none" fo:border-left="0.0138in solid #000000" fo:border-right="0.0346in solid #000000" style:rotation-align="none" fo:border-top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Excel_20_Built-in_20_Normal">
      <style:table-cell-properties fo:border-bottom="0.0138in solid #000000" fo:background-color="#c3d69b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20_Built-in_20_Normal">
      <style:table-cell-properties fo:border-bottom="0.0138in solid #000000" fo:background-color="#c3d69b" style:diagonal-bl-tr="none" style:diagonal-tl-br="none" fo:border-left="0.0346in solid #000000" fo:border-right="0.0138in solid #000000" style:rotation-align="none" fo:border-top="0.0138in solid #000000"/>
    </style:style>
    <style:style style:name="ce55" style:family="table-cell" style:parent-style-name="Excel_20_Built-in_20_Normal">
      <style:table-cell-properties fo:background-color="#c3d69b" style:diagonal-bl-tr="none" style:diagonal-tl-br="none" fo:border="0.0138in solid #000000" style:rotation-align="none"/>
    </style:style>
    <style:style style:name="ce56" style:family="table-cell" style:parent-style-name="Excel_20_Built-in_20_Normal">
      <style:table-cell-properties fo:border-bottom="0.0138in solid #000000" fo:background-color="#c3d69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Excel_20_Built-in_20_Normal">
      <style:table-cell-properties fo:background-color="#c3d69b"/>
    </style:style>
    <style:style style:name="ce58" style:family="table-cell" style:parent-style-name="Excel_20_Built-in_20_Normal">
      <style:table-cell-properties fo:background-color="#c3d69b" style:diagonal-bl-tr="none" style:diagonal-tl-br="none" fo:border="0.0138in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20_Built-in_20_Normal">
      <style:table-cell-properties fo:background-color="#c3d69b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Normal">
      <style:table-cell-properties fo:border-bottom="0.0138in solid #000000" fo:background-color="#c3d69b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Excel_20_Built-in_20_Normal">
      <style:table-cell-properties fo:border-bottom="0.0138in solid #000000" fo:background-color="#b9cde5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Excel_20_Built-in_20_Normal">
      <style:table-cell-properties fo:border-bottom="0.0138in solid #000000" fo:background-color="#ccffff" style:diagonal-bl-tr="none" style:diagonal-tl-br="none" fo:border-left="0.0346in solid #000000" fo:border-right="0.0138in solid #000000" style:rotation-align="none" fo:border-top="0.0138in solid #000000"/>
    </style:style>
    <style:style style:name="ce63" style:family="table-cell" style:parent-style-name="Excel_20_Built-in_20_Normal">
      <style:table-cell-properties fo:background-color="#ccffff" style:diagonal-bl-tr="none" style:diagonal-tl-br="none" fo:border="0.0138in solid #000000" style:rotation-align="none"/>
    </style:style>
    <style:style style:name="ce64" style:family="table-cell" style:parent-style-name="Excel_20_Built-in_20_Normal">
      <style:table-cell-properties fo:background-color="#b7dee8" style:diagonal-bl-tr="none" style:diagonal-tl-br="none" fo:border="0.0138in solid #000000" style:rotation-align="none"/>
    </style:style>
    <style:style style:name="ce65" style:family="table-cell" style:parent-style-name="Excel_20_Built-in_20_Normal">
      <style:table-cell-properties fo:border-bottom="0.0138in solid #000000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Excel_20_Built-in_20_Normal">
      <style:table-cell-properties fo:background-color="#ccffff" style:diagonal-bl-tr="none" style:diagonal-tl-br="none" fo:border="0.0138in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20_Built-in_20_Normal">
      <style:table-cell-properties fo:background-color="#ccffff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Excel_20_Built-in_20_Normal">
      <style:table-cell-properties fo:border-bottom="0.0138in solid #000000" fo:background-color="#b9cde5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Excel_20_Built-in_20_Normal">
      <style:table-cell-properties fo:border-bottom="0.0138in solid #000000" fo:background-color="#ccffff" style:diagonal-bl-tr="none" style:diagonal-tl-br="none" fo:border-left="0.0138in solid #000000" fo:border-right="0.0346in solid #000000" style:rotation-align="none" fo:border-top="0.0138in solid #000000"/>
    </style:style>
    <style:style style:name="ce70" style:family="table-cell" style:parent-style-name="Excel_20_Built-in_20_Normal">
      <style:table-cell-properties fo:border-bottom="0.0138in solid #000000" fo:background-color="#e6b9b8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20_Built-in_20_Normal">
      <style:table-cell-properties fo:border-bottom="0.0138in solid #000000" fo:background-color="#e6b9b8" style:diagonal-bl-tr="none" style:diagonal-tl-br="none" fo:border-left="0.0346in solid #000000" fo:border-right="0.0138in solid #000000" style:rotation-align="none" fo:border-top="0.0138in solid #000000"/>
    </style:style>
    <style:style style:name="ce72" style:family="table-cell" style:parent-style-name="Excel_20_Built-in_20_Normal">
      <style:table-cell-properties fo:background-color="#e6b9b8" style:diagonal-bl-tr="none" style:diagonal-tl-br="none" fo:border="0.0138in solid #000000" style:rotation-align="none"/>
    </style:style>
    <style:style style:name="ce73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74" style:family="table-cell" style:parent-style-name="Excel_20_Built-in_20_Normal">
      <style:table-cell-properties fo:border-bottom="0.0138in solid #000000" fo:background-color="#e6b9b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20_Built-in_20_Normal">
      <style:table-cell-properties fo:background-color="#e6b9b8" style:diagonal-bl-tr="none" style:diagonal-tl-br="none" fo:border="0.0138in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20_Built-in_20_Normal">
      <style:table-cell-properties fo:background-color="#e6b9b8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Excel_20_Built-in_20_Normal">
      <style:table-cell-properties fo:border-bottom="0.0138in solid #000000" fo:background-color="#e6b9b8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Excel_20_Built-in_20_Normal">
      <style:table-cell-properties fo:border-bottom="0.0138in solid #000000" fo:background-color="#e6b9b8" style:diagonal-bl-tr="none" style:diagonal-tl-br="none" fo:border-left="0.0138in solid #000000" fo:border-right="0.0346in solid #000000" style:rotation-align="none" fo:border-top="0.0138in solid #000000"/>
    </style:style>
    <style:style style:name="ce79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rt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7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number-columns-repeated="2" table:default-cell-style-name="Excel_20_Built-in_20_Normal"/>
        <table:table-column table:style-name="co10" table:default-cell-style-name="Excel_20_Built-in_20_Normal"/>
        <table:table-column table:style-name="co19" table:number-columns-repeated="1002" table:default-cell-style-name="Excel_20_Built-in_20_Normal"/>
        <table:table-row table:style-name="ro1">
          <table:table-cell table:number-columns-repeated="4"/>
          <table:table-cell office:value-type="string">
            <text:p># of Units:</text:p>
          </table:table-cell>
          <table:table-cell table:style-name="ce36" office:value-type="float" office:value="100" table:number-columns-spanned="4" table:number-rows-spanned="1">
            <text:p>100</text:p>
          </table:table-cell>
          <table:covered-table-cell table:number-columns-repeated="2" table:style-name="ce42"/>
          <table:covered-table-cell table:style-name="ce49"/>
          <table:table-cell table:style-name="ce53" office:value-type="float" office:value="200" table:number-columns-spanned="4" table:number-rows-spanned="1">
            <text:p>200</text:p>
          </table:table-cell>
          <table:covered-table-cell table:number-columns-repeated="2" table:style-name="ce56"/>
          <table:covered-table-cell table:style-name="ce60"/>
          <table:table-cell table:style-name="ce61" office:value-type="float" office:value="200" table:number-columns-spanned="4" table:number-rows-spanned="1">
            <text:p>200</text:p>
          </table:table-cell>
          <table:covered-table-cell table:number-columns-repeated="2" table:style-name="ce65"/>
          <table:covered-table-cell table:style-name="ce68"/>
          <table:table-cell table:style-name="ce70" office:value-type="float" office:value="10" table:number-columns-spanned="4" table:number-rows-spanned="1">
            <text:p>10</text:p>
          </table:table-cell>
          <table:covered-table-cell table:number-columns-repeated="2" table:style-name="ce74"/>
          <table:covered-table-cell table:style-name="ce77"/>
          <table:table-cell table:number-columns-repeated="1003"/>
        </table:table-row>
        <table:table-row table:style-name="ro2">
          <table:table-cell table:number-columns-repeated="9"/>
          <table:table-cell table:style-name="ce46" office:value-type="string">
            <text:p>Imagineering</text:p>
          </table:table-cell>
          <table:table-cell table:number-columns-repeated="3"/>
          <table:table-cell table:style-name="ce46" office:value-type="string">
            <text:p>PCB Universe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MonsterShield PCB</text:p>
          </table:table-cell>
          <table:table-cell table:style-name="ce19" table:number-columns-repeated="20"/>
          <table:table-cell table:number-columns-repeated="1003"/>
        </table:table-row>
        <table:table-row table:style-name="ro2">
          <table:table-cell table:style-name="ce2" office:value-type="string">
            <text:p>MFG part#</text:p>
          </table:table-cell>
          <table:table-cell table:style-name="ce2" office:value-type="string">
            <text:p>Digikey part#</text:p>
          </table:table-cell>
          <table:table-cell table:style-name="ce2" office:value-type="string">
            <text:p>Reference #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Unit quantity</text:p>
          </table:table-cell>
          <table:table-cell table:style-name="ce37" office:value-type="string">
            <text:p>Extend Qty</text:p>
          </table:table-cell>
          <table:table-cell table:style-name="ce2" office:value-type="string">
            <text:p>Unit Price</text:p>
          </table:table-cell>
          <table:table-cell table:style-name="ce2" office:value-type="string">
            <text:p>Extend Price</text:p>
          </table:table-cell>
          <table:table-cell table:style-name="ce50" office:value-type="string">
            <text:p>Cost per Unit</text:p>
          </table:table-cell>
          <table:table-cell table:style-name="ce37" office:value-type="string">
            <text:p>Extend Qty</text:p>
          </table:table-cell>
          <table:table-cell table:style-name="ce2" office:value-type="string">
            <text:p>Unit Price</text:p>
          </table:table-cell>
          <table:table-cell table:style-name="ce2" office:value-type="string">
            <text:p>Extend Price</text:p>
          </table:table-cell>
          <table:table-cell table:style-name="ce50" office:value-type="string">
            <text:p>Cost per Unit</text:p>
          </table:table-cell>
          <table:table-cell table:style-name="ce37" office:value-type="string">
            <text:p>Extend Qty</text:p>
          </table:table-cell>
          <table:table-cell table:style-name="ce2" office:value-type="string">
            <text:p>Unit Price</text:p>
          </table:table-cell>
          <table:table-cell table:style-name="ce2" office:value-type="string">
            <text:p>Extend Price</text:p>
          </table:table-cell>
          <table:table-cell table:style-name="ce50" office:value-type="string">
            <text:p>Cost per Unit</text:p>
          </table:table-cell>
          <table:table-cell table:style-name="ce37" office:value-type="string">
            <text:p>Extend Qty</text:p>
          </table:table-cell>
          <table:table-cell table:style-name="ce2" office:value-type="string">
            <text:p>Unit Price</text:p>
          </table:table-cell>
          <table:table-cell table:style-name="ce2" office:value-type="string">
            <text:p>Extend Price</text:p>
          </table:table-cell>
          <table:table-cell table:style-name="ce50" office:value-type="string">
            <text:p>Cost per Unit</text:p>
          </table:table-cell>
          <table:table-cell table:number-columns-repeated="1003"/>
        </table:table-row>
        <table:table-row table:style-name="ro2">
          <table:table-cell table:style-name="ce3" table:number-columns-repeated="3"/>
          <table:table-cell table:style-name="ce3" office:value-type="string">
            <text:p>PCB (MonsterShield)</text:p>
          </table:table-cell>
          <table:table-cell table:style-name="ce3" office:value-type="float" office:value="1">
            <text:p>1</text:p>
          </table:table-cell>
          <table:table-cell table:style-name="ce38" table:formula="of:=[.E5]*[.$F$1]" office:value-type="float" office:value="100">
            <text:p>100</text:p>
          </table:table-cell>
          <table:table-cell table:style-name="ce43" office:value-type="float" office:value="4.5">
            <text:p>4.5</text:p>
          </table:table-cell>
          <table:table-cell table:style-name="ce43" table:formula="of:=[.F5]*[.G5]" office:value-type="float" office:value="450">
            <text:p>450</text:p>
          </table:table-cell>
          <table:table-cell table:style-name="ce43" office:value-type="float" office:value="4.5">
            <text:p>4.5</text:p>
          </table:table-cell>
          <table:table-cell table:style-name="ce54" table:formula="of:=[.E5]*[.$J$1]" office:value-type="float" office:value="200">
            <text:p>200</text:p>
          </table:table-cell>
          <table:table-cell table:style-name="ce57" office:value-type="float" office:value="2.5">
            <text:p>2.5</text:p>
          </table:table-cell>
          <table:table-cell table:style-name="ce57" table:formula="of:=[.J5]*[.K5]" office:value-type="float" office:value="500">
            <text:p>500</text:p>
          </table:table-cell>
          <table:table-cell table:style-name="ce57" office:value-type="float" office:value="2.5">
            <text:p>2.5</text:p>
          </table:table-cell>
          <table:table-cell table:style-name="ce62" table:formula="of:=[.E5]*[.$N$1]" office:value-type="float" office:value="200">
            <text:p>200</text:p>
          </table:table-cell>
          <table:table-cell table:style-name="ce63" office:value-type="float" office:value="2.02">
            <text:p>2.02</text:p>
          </table:table-cell>
          <table:table-cell table:style-name="ce63" table:formula="of:=[.N5]*[.O5]" office:value-type="float" office:value="404">
            <text:p>404</text:p>
          </table:table-cell>
          <table:table-cell table:style-name="ce69" table:formula="of:=[.P5]/[.$N$1]" office:value-type="float" office:value="2.02">
            <text:p>2.02</text:p>
          </table:table-cell>
          <table:table-cell table:style-name="ce71" table:formula="of:=[.E5]*[.$R$1]" office:value-type="float" office:value="10">
            <text:p>10</text:p>
          </table:table-cell>
          <table:table-cell table:style-name="ce72" office:value-type="float" office:value="2.02">
            <text:p>2.02</text:p>
          </table:table-cell>
          <table:table-cell table:style-name="ce72" table:formula="of:=[.R5]*[.S5]" office:value-type="float" office:value="20.2">
            <text:p>20.2</text:p>
          </table:table-cell>
          <table:table-cell table:style-name="ce78" table:formula="of:=[.T5]/[.$R$1]" office:value-type="float" office:value="2.02">
            <text:p>2.02</text:p>
          </table:table-cell>
          <table:table-cell table:number-columns-repeated="1003"/>
        </table:table-row>
        <table:table-row table:style-name="ro2">
          <table:table-cell table:number-columns-repeated="7"/>
          <table:table-cell table:style-name="ce46" table:formula="of:=SUM([.H5])" office:value-type="float" office:value="450">
            <text:p>450</text:p>
          </table:table-cell>
          <table:table-cell table:style-name="ce46" table:formula="of:=SUM([.I5])" office:value-type="float" office:value="4.5">
            <text:p>4.5</text:p>
          </table:table-cell>
          <table:table-cell table:number-columns-repeated="2"/>
          <table:table-cell table:style-name="ce46" table:formula="of:=SUM([.L5])" office:value-type="float" office:value="500">
            <text:p>500</text:p>
          </table:table-cell>
          <table:table-cell table:style-name="ce46" table:formula="of:=SUM([.M5])" office:value-type="float" office:value="2.5">
            <text:p>2.5</text:p>
          </table:table-cell>
          <table:table-cell table:number-columns-repeated="2"/>
          <table:table-cell table:style-name="ce46" table:formula="of:=SUM([.P5])" office:value-type="float" office:value="404">
            <text:p>404</text:p>
          </table:table-cell>
          <table:table-cell table:style-name="ce46" table:formula="of:=SUM([.Q5])" office:value-type="float" office:value="2.02">
            <text:p>2.02</text:p>
          </table:table-cell>
          <table:table-cell table:number-columns-repeated="2"/>
          <table:table-cell table:style-name="ce46" table:formula="of:=SUM([.T5])" office:value-type="float" office:value="20.2">
            <text:p>20.2</text:p>
          </table:table-cell>
          <table:table-cell table:style-name="ce46" table:formula="of:=SUM([.U5])" office:value-type="float" office:value="2.02">
            <text:p>2.02</text:p>
          </table:table-cell>
          <table:table-cell table:number-columns-repeated="1003"/>
        </table:table-row>
        <table:table-row table:style-name="ro2">
          <table:table-cell table:style-name="ce1" office:value-type="string">
            <text:p>MonsterShield Main Parts</text:p>
          </table:table-cell>
          <table:table-cell table:style-name="ce19" table:number-columns-repeated="4"/>
          <table:table-cell table:style-name="ce39" table:number-columns-spanned="4" table:number-rows-spanned="1"/>
          <table:covered-table-cell table:number-columns-repeated="3" table:style-name="ce19"/>
          <table:table-cell table:style-name="ce39" table:number-columns-spanned="4" table:number-rows-spanned="1"/>
          <table:covered-table-cell table:number-columns-repeated="3" table:style-name="ce19"/>
          <table:table-cell table:style-name="ce39" table:number-columns-spanned="4" table:number-rows-spanned="1"/>
          <table:covered-table-cell table:number-columns-repeated="3" table:style-name="ce19"/>
          <table:table-cell table:style-name="ce39" table:number-columns-spanned="4" table:number-rows-spanned="1"/>
          <table:covered-table-cell table:number-columns-repeated="3" table:style-name="ce19"/>
          <table:table-cell table:number-columns-repeated="1003"/>
        </table:table-row>
        <table:table-row table:style-name="ro2">
          <table:table-cell table:style-name="ce2" office:value-type="string">
            <text:p>MFG part#</text:p>
          </table:table-cell>
          <table:table-cell table:style-name="ce2" office:value-type="string">
            <text:p>Digikey part#</text:p>
          </table:table-cell>
          <table:table-cell table:style-name="ce2" office:value-type="string">
            <text:p>Reference #</text:p>
          </table:table-cell>
          <table:table-cell table:style-name="ce2" office:value-type="string">
            <text:p>Type</text:p>
          </table:table-cell>
          <table:table-cell table:style-name="ce35" office:value-type="string">
            <text:p>Unit quantity</text:p>
          </table:table-cell>
          <table:table-cell table:style-name="ce37" office:value-type="string">
            <text:p>Extend Qty</text:p>
          </table:table-cell>
          <table:table-cell table:style-name="ce2" office:value-type="string">
            <text:p>Unit Price</text:p>
          </table:table-cell>
          <table:table-cell table:style-name="ce2" office:value-type="string">
            <text:p>Extend Price</text:p>
          </table:table-cell>
          <table:table-cell table:style-name="ce50" office:value-type="string">
            <text:p>Cost per Unit</text:p>
          </table:table-cell>
          <table:table-cell table:style-name="ce37" office:value-type="string">
            <text:p>Extend Qty</text:p>
          </table:table-cell>
          <table:table-cell table:style-name="ce2" office:value-type="string">
            <text:p>Unit Price</text:p>
          </table:table-cell>
          <table:table-cell table:style-name="ce2" office:value-type="string">
            <text:p>Extend Price</text:p>
          </table:table-cell>
          <table:table-cell table:style-name="ce50" office:value-type="string">
            <text:p>Cost per Unit</text:p>
          </table:table-cell>
          <table:table-cell table:style-name="ce37" office:value-type="string">
            <text:p>Extend Qty</text:p>
          </table:table-cell>
          <table:table-cell table:style-name="ce2" office:value-type="string">
            <text:p>Unit Price</text:p>
          </table:table-cell>
          <table:table-cell table:style-name="ce2" office:value-type="string">
            <text:p>Extend Price</text:p>
          </table:table-cell>
          <table:table-cell table:style-name="ce50" office:value-type="string">
            <text:p>Cost per Unit</text:p>
          </table:table-cell>
          <table:table-cell table:style-name="ce37" office:value-type="string">
            <text:p>Extend Qty</text:p>
          </table:table-cell>
          <table:table-cell table:style-name="ce2" office:value-type="string">
            <text:p>Unit Price</text:p>
          </table:table-cell>
          <table:table-cell table:style-name="ce2" office:value-type="string">
            <text:p>Extend Price</text:p>
          </table:table-cell>
          <table:table-cell table:style-name="ce50" office:value-type="string">
            <text:p>Cost per Unit</text:p>
          </table:table-cell>
          <table:table-cell table:number-columns-repeated="1003"/>
        </table:table-row>
        <table:table-row table:style-name="ro3">
          <table:table-cell table:number-columns-repeated="2" table:style-name="ce3" office:value-type="string">
            <text:p>A31412-ND</text:p>
          </table:table-cell>
          <table:table-cell table:style-name="ce30" office:value-type="string">
            <text:p>RJ45 Keypad</text:p>
          </table:table-cell>
          <table:table-cell table:style-name="ce30" office:value-type="string">
            <text:p>RJ45 connector vertical</text:p>
          </table:table-cell>
          <table:table-cell table:style-name="ce3" office:value-type="float" office:value="1">
            <text:p>1</text:p>
          </table:table-cell>
          <table:table-cell table:style-name="ce40" table:formula="of:=[.E9]*[.$F$1]" office:value-type="float" office:value="100">
            <text:p>100</text:p>
          </table:table-cell>
          <table:table-cell table:style-name="ce40" office:value-type="float" office:value="0.7628">
            <text:p>0.7628</text:p>
          </table:table-cell>
          <table:table-cell table:style-name="ce40" table:formula="of:=[.F9]*[.G9]" office:value-type="float" office:value="76.28">
            <text:p>76.28</text:p>
          </table:table-cell>
          <table:table-cell table:style-name="ce40" table:formula="of:=[.H9]/[.$F$1]" office:value-type="float" office:value="0.7628">
            <text:p>0.7628</text:p>
          </table:table-cell>
          <table:table-cell table:style-name="ce55" table:formula="of:=[.E9]*[.$J$1]" office:value-type="float" office:value="200">
            <text:p>200</text:p>
          </table:table-cell>
          <table:table-cell table:style-name="ce55" office:value-type="float" office:value="0.69348">
            <text:p>0.69348</text:p>
          </table:table-cell>
          <table:table-cell table:style-name="ce55" table:formula="of:=[.J9]*[.K9]" office:value-type="float" office:value="138.696">
            <text:p>138.696</text:p>
          </table:table-cell>
          <table:table-cell table:style-name="ce55" table:formula="of:=[.L9]/[.$J$1]" office:value-type="float" office:value="0.69348">
            <text:p>0.69348</text:p>
          </table:table-cell>
          <table:table-cell table:style-name="ce63" table:formula="of:=[.E9]*[.$N$1]" office:value-type="float" office:value="200">
            <text:p>200</text:p>
          </table:table-cell>
          <table:table-cell table:style-name="ce63" office:value-type="float" office:value="0.62412">
            <text:p>0.62412</text:p>
          </table:table-cell>
          <table:table-cell table:style-name="ce63" table:formula="of:=[.N9]*[.O9]" office:value-type="float" office:value="124.824">
            <text:p>124.824</text:p>
          </table:table-cell>
          <table:table-cell table:style-name="ce63" table:formula="of:=[.P9]/[.$N$1]" office:value-type="float" office:value="0.62412">
            <text:p>0.62412</text:p>
          </table:table-cell>
          <table:table-cell table:style-name="ce72" table:formula="of:=[.E9]*[.$R$1]" office:value-type="float" office:value="10">
            <text:p>10</text:p>
          </table:table-cell>
          <table:table-cell table:style-name="ce72" office:value-type="float" office:value="0.884">
            <text:p>0.884</text:p>
          </table:table-cell>
          <table:table-cell table:style-name="ce72" table:formula="of:=[.R9]*[.S9]" office:value-type="float" office:value="8.84">
            <text:p>8.84</text:p>
          </table:table-cell>
          <table:table-cell table:style-name="ce72" table:formula="of:=[.T9]/500" office:value-type="float" office:value="0.01768">
            <text:p>0.01768</text:p>
          </table:table-cell>
          <table:table-cell table:number-columns-repeated="1003"/>
        </table:table-row>
        <table:table-row table:style-name="ro3">
          <table:table-cell table:style-name="ce4" office:value-type="string">
            <text:p>LA-401VN</text:p>
          </table:table-cell>
          <table:table-cell table:style-name="ce20" office:value-type="string">
            <text:p><text:a xlink:href="http://www.digikey.com/scripts/DKSearch/dksus.dll?Detail&amp;itemSeq=116038993&amp;uq=634756494036963984">511-1531-ND</text:a></text:p>
          </table:table-cell>
          <table:table-cell table:style-name="ce30" office:value-type="string">
            <text:p>7 Segment 10 DIP 7.62mm</text:p>
          </table:table-cell>
          <table:table-cell table:style-name="ce30" office:value-type="string">
            <text:p>7 segment display, red</text:p>
          </table:table-cell>
          <table:table-cell table:style-name="ce3" office:value-type="float" office:value="1">
            <text:p>1</text:p>
          </table:table-cell>
          <table:table-cell table:style-name="ce40" table:formula="of:=[.E10]*[.$F$1]" office:value-type="float" office:value="100">
            <text:p>100</text:p>
          </table:table-cell>
          <table:table-cell table:style-name="ce40" office:value-type="float" office:value="1.575">
            <text:p>1.575</text:p>
          </table:table-cell>
          <table:table-cell table:style-name="ce40" table:formula="of:=[.F10]*[.G10]" office:value-type="float" office:value="157.5">
            <text:p>157.5</text:p>
          </table:table-cell>
          <table:table-cell table:style-name="ce40" table:formula="of:=[.H10]/[.$F$1]" office:value-type="float" office:value="1.575">
            <text:p>1.575</text:p>
          </table:table-cell>
          <table:table-cell table:style-name="ce55" table:formula="of:=[.E10]*[.$J$1]" office:value-type="float" office:value="200">
            <text:p>200</text:p>
          </table:table-cell>
          <table:table-cell table:style-name="ce55" office:value-type="float" office:value="1.4">
            <text:p>1.4</text:p>
          </table:table-cell>
          <table:table-cell table:style-name="ce55" table:formula="of:=[.J10]*[.K10]" office:value-type="float" office:value="280">
            <text:p>280</text:p>
          </table:table-cell>
          <table:table-cell table:style-name="ce55" table:formula="of:=[.L10]/[.$J$1]" office:value-type="float" office:value="1.4">
            <text:p>1.4</text:p>
          </table:table-cell>
          <table:table-cell table:style-name="ce63" table:formula="of:=[.E10]*[.$N$1]" office:value-type="float" office:value="200">
            <text:p>200</text:p>
          </table:table-cell>
          <table:table-cell table:style-name="ce63" office:value-type="float" office:value="1.225">
            <text:p>1.225</text:p>
          </table:table-cell>
          <table:table-cell table:style-name="ce63" table:formula="of:=[.N10]*[.O10]" office:value-type="float" office:value="245">
            <text:p>245</text:p>
          </table:table-cell>
          <table:table-cell table:style-name="ce63" table:formula="of:=[.P10]/[.$N$1]" office:value-type="float" office:value="1.225">
            <text:p>1.225</text:p>
          </table:table-cell>
          <table:table-cell table:style-name="ce72" table:formula="of:=[.E10]*[.$R$1]" office:value-type="float" office:value="10">
            <text:p>10</text:p>
          </table:table-cell>
          <table:table-cell table:style-name="ce72" office:value-type="float" office:value="1.96">
            <text:p>1.96</text:p>
          </table:table-cell>
          <table:table-cell table:style-name="ce72" table:formula="of:=[.R10]*[.S10]" office:value-type="float" office:value="19.6">
            <text:p>19.6</text:p>
          </table:table-cell>
          <table:table-cell table:style-name="ce72" table:formula="of:=[.T10]/500" office:value-type="float" office:value="0.0392">
            <text:p>0.0392</text:p>
          </table:table-cell>
          <table:table-cell table:number-columns-repeated="1003"/>
        </table:table-row>
        <table:table-row table:style-name="ro1">
          <table:table-cell table:style-name="ce4"/>
          <table:table-cell table:style-name="ce21" office:value-type="string">
            <text:p>A100204-ND</text:p>
          </table:table-cell>
          <table:table-cell table:style-name="ce30" office:value-type="string">
            <text:p>24LC256</text:p>
          </table:table-cell>
          <table:table-cell table:style-name="ce30" office:value-type="string">
            <text:p>CONN IC socket vert 8POS Tin</text:p>
          </table:table-cell>
          <table:table-cell table:style-name="ce3" office:value-type="float" office:value="1">
            <text:p>1</text:p>
          </table:table-cell>
          <table:table-cell table:style-name="ce40" table:formula="of:=[.E11]*[.$F$1]" office:value-type="float" office:value="100">
            <text:p>100</text:p>
          </table:table-cell>
          <table:table-cell table:style-name="ce44" office:value-type="float" office:value="0.1255">
            <text:p>0.1255</text:p>
          </table:table-cell>
          <table:table-cell table:style-name="ce40" table:formula="of:=[.F11]*[.G11]" office:value-type="float" office:value="12.55">
            <text:p>12.55</text:p>
          </table:table-cell>
          <table:table-cell table:style-name="ce40" table:formula="of:=[.H11]/[.$F$1]" office:value-type="float" office:value="0.1255">
            <text:p>0.1255</text:p>
          </table:table-cell>
          <table:table-cell table:style-name="ce55" table:formula="of:=[.E11]*[.$J$1]" office:value-type="float" office:value="200">
            <text:p>200</text:p>
          </table:table-cell>
          <table:table-cell table:style-name="ce58" office:value-type="float" office:value="0.111">
            <text:p>0.111</text:p>
          </table:table-cell>
          <table:table-cell table:style-name="ce55" table:formula="of:=[.J11]*[.K11]" office:value-type="float" office:value="22.2">
            <text:p>22.2</text:p>
          </table:table-cell>
          <table:table-cell table:style-name="ce55" table:formula="of:=[.L11]/[.$J$1]" office:value-type="float" office:value="0.111">
            <text:p>0.111</text:p>
          </table:table-cell>
          <table:table-cell table:style-name="ce63" table:formula="of:=[.E11]*[.$N$1]" office:value-type="float" office:value="200">
            <text:p>200</text:p>
          </table:table-cell>
          <table:table-cell table:style-name="ce66" office:value-type="float" office:value="0.10618">
            <text:p>0.10618</text:p>
          </table:table-cell>
          <table:table-cell table:style-name="ce63" table:formula="of:=[.N11]*[.O11]" office:value-type="float" office:value="21.236">
            <text:p>21.236</text:p>
          </table:table-cell>
          <table:table-cell table:style-name="ce63" table:formula="of:=[.P11]/[.$N$1]" office:value-type="float" office:value="0.10618">
            <text:p>0.10618</text:p>
          </table:table-cell>
          <table:table-cell table:style-name="ce72" table:formula="of:=[.E11]*[.$R$1]" office:value-type="float" office:value="10">
            <text:p>10</text:p>
          </table:table-cell>
          <table:table-cell table:style-name="ce75" office:value-type="float" office:value="0.181">
            <text:p>0.181</text:p>
          </table:table-cell>
          <table:table-cell table:style-name="ce72" table:formula="of:=[.R11]*[.S11]" office:value-type="float" office:value="1.81">
            <text:p>1.81</text:p>
          </table:table-cell>
          <table:table-cell table:style-name="ce72" table:formula="of:=[.T11]/500" office:value-type="float" office:value="0.00362">
            <text:p>0.00362</text:p>
          </table:table-cell>
          <table:table-cell table:number-columns-repeated="1003"/>
        </table:table-row>
        <table:table-row table:style-name="ro3">
          <table:table-cell table:style-name="ce4"/>
          <table:table-cell table:style-name="ce3" office:value-type="string">
            <text:p>490-1532-1-ND</text:p>
          </table:table-cell>
          <table:table-cell table:style-name="ce30" office:value-type="string">
            <text:p>C1,C2,C3</text:p>
          </table:table-cell>
          <table:table-cell table:style-name="ce30" office:value-type="string">
            <text:p>Ceramic Capacitor .1uF 0603 SMT</text:p>
          </table:table-cell>
          <table:table-cell table:style-name="ce3" office:value-type="float" office:value="3">
            <text:p>3</text:p>
          </table:table-cell>
          <table:table-cell table:style-name="ce40" table:formula="of:=[.E12]*[.$F$1]" office:value-type="float" office:value="300">
            <text:p>300</text:p>
          </table:table-cell>
          <table:table-cell table:style-name="ce40" office:value-type="float" office:value="0.0088">
            <text:p>0.0088</text:p>
          </table:table-cell>
          <table:table-cell table:style-name="ce40" table:formula="of:=[.F12]*[.G12]" office:value-type="float" office:value="2.64">
            <text:p>2.64</text:p>
          </table:table-cell>
          <table:table-cell table:style-name="ce40" table:formula="of:=[.H12]/[.$F$1]" office:value-type="float" office:value="0.0264">
            <text:p>0.0264</text:p>
          </table:table-cell>
          <table:table-cell table:style-name="ce55" table:formula="of:=[.E12]*[.$J$1]" office:value-type="float" office:value="600">
            <text:p>600</text:p>
          </table:table-cell>
          <table:table-cell table:style-name="ce55" office:value-type="float" office:value="0.00616">
            <text:p>0.00616</text:p>
          </table:table-cell>
          <table:table-cell table:style-name="ce55" table:formula="of:=[.J12]*[.K12]" office:value-type="float" office:value="3.696">
            <text:p>3.696</text:p>
          </table:table-cell>
          <table:table-cell table:style-name="ce55" table:formula="of:=[.L12]/[.$J$1]" office:value-type="float" office:value="0.01848">
            <text:p>0.01848</text:p>
          </table:table-cell>
          <table:table-cell table:style-name="ce63" table:formula="of:=[.E12]*[.$N$1]" office:value-type="float" office:value="600">
            <text:p>600</text:p>
          </table:table-cell>
          <table:table-cell table:style-name="ce63" office:value-type="float" office:value="0.0048">
            <text:p>0.0048</text:p>
          </table:table-cell>
          <table:table-cell table:style-name="ce63" table:formula="of:=[.N12]*[.O12]" office:value-type="float" office:value="2.88">
            <text:p>2.88</text:p>
          </table:table-cell>
          <table:table-cell table:style-name="ce63" table:formula="of:=[.P12]/[.$N$1]" office:value-type="float" office:value="0.0144">
            <text:p>0.0144</text:p>
          </table:table-cell>
          <table:table-cell table:style-name="ce72" table:formula="of:=[.E12]*[.$R$1]" office:value-type="float" office:value="30">
            <text:p>30</text:p>
          </table:table-cell>
          <table:table-cell table:style-name="ce72" office:value-type="float" office:value="0.00368">
            <text:p>0.00368</text:p>
          </table:table-cell>
          <table:table-cell table:style-name="ce72" table:formula="of:=[.R12]*[.S12]" office:value-type="float" office:value="0.1104">
            <text:p>0.1104</text:p>
          </table:table-cell>
          <table:table-cell table:style-name="ce72" table:formula="of:=[.T12]/500" office:value-type="float" office:value="0.0002208">
            <text:p>0.0002208</text:p>
          </table:table-cell>
          <table:table-cell table:number-columns-repeated="1003"/>
        </table:table-row>
        <table:table-row table:style-name="ro3">
          <table:table-cell table:style-name="ce4"/>
          <table:table-cell table:style-name="ce3" office:value-type="string">
            <text:p>A98037-ND</text:p>
          </table:table-cell>
          <table:table-cell table:style-name="ce30" office:value-type="string">
            <text:p>J1 Trigger</text:p>
          </table:table-cell>
          <table:table-cell table:style-name="ce30" office:value-type="string">
            <text:p>Screw terminal - 3 pins</text:p>
          </table:table-cell>
          <table:table-cell table:style-name="ce3" office:value-type="float" office:value="1">
            <text:p>1</text:p>
          </table:table-cell>
          <table:table-cell table:style-name="ce40" table:formula="of:=[.E13]*[.$F$1]" office:value-type="float" office:value="100">
            <text:p>100</text:p>
          </table:table-cell>
          <table:table-cell table:style-name="ce40" office:value-type="float" office:value="0.5595">
            <text:p>0.5595</text:p>
          </table:table-cell>
          <table:table-cell table:style-name="ce40" table:formula="of:=[.F13]*[.G13]" office:value-type="float" office:value="55.95">
            <text:p>55.95</text:p>
          </table:table-cell>
          <table:table-cell table:style-name="ce40" table:formula="of:=[.H13]/[.$F$1]" office:value-type="float" office:value="0.5595">
            <text:p>0.5595</text:p>
          </table:table-cell>
          <table:table-cell table:style-name="ce55" table:formula="of:=[.E13]*[.$J$1]" office:value-type="float" office:value="200">
            <text:p>200</text:p>
          </table:table-cell>
          <table:table-cell table:style-name="ce55" office:value-type="float" office:value="0.5108">
            <text:p>0.5108</text:p>
          </table:table-cell>
          <table:table-cell table:style-name="ce55" table:formula="of:=[.J13]*[.K13]" office:value-type="float" office:value="102.16">
            <text:p>102.16</text:p>
          </table:table-cell>
          <table:table-cell table:style-name="ce55" table:formula="of:=[.L13]/[.$J$1]" office:value-type="float" office:value="0.5108">
            <text:p>0.5108</text:p>
          </table:table-cell>
          <table:table-cell table:style-name="ce63" table:formula="of:=[.E13]*[.$N$1]" office:value-type="float" office:value="200">
            <text:p>200</text:p>
          </table:table-cell>
          <table:table-cell table:style-name="ce63" office:value-type="float" office:value="0.48648">
            <text:p>0.48648</text:p>
          </table:table-cell>
          <table:table-cell table:style-name="ce63" table:formula="of:=[.N13]*[.O13]" office:value-type="float" office:value="97.296">
            <text:p>97.296</text:p>
          </table:table-cell>
          <table:table-cell table:style-name="ce63" table:formula="of:=[.P13]/[.$N$1]" office:value-type="float" office:value="0.48648">
            <text:p>0.48648</text:p>
          </table:table-cell>
          <table:table-cell table:style-name="ce72" table:formula="of:=[.E13]*[.$R$1]" office:value-type="float" office:value="10">
            <text:p>10</text:p>
          </table:table-cell>
          <table:table-cell table:style-name="ce72" office:value-type="float" office:value="0.73">
            <text:p>0.73</text:p>
          </table:table-cell>
          <table:table-cell table:style-name="ce72" table:formula="of:=[.R13]*[.S13]" office:value-type="float" office:value="7.3">
            <text:p>7.3</text:p>
          </table:table-cell>
          <table:table-cell table:style-name="ce72" table:formula="of:=[.T13]/500" office:value-type="float" office:value="0.0146">
            <text:p>0.0146</text:p>
          </table:table-cell>
          <table:table-cell table:number-columns-repeated="1003"/>
        </table:table-row>
        <table:table-row table:style-name="ro3">
          <table:table-cell table:style-name="ce4"/>
          <table:table-cell table:style-name="ce3" office:value-type="string">
            <text:p>609-3263-ND</text:p>
          </table:table-cell>
          <table:table-cell table:style-name="ce30" office:value-type="string">
            <text:p>J2 Relays</text:p>
          </table:table-cell>
          <table:table-cell table:style-name="ce30" office:value-type="string">
            <text:p>Generic male header - 6 pins</text:p>
          </table:table-cell>
          <table:table-cell table:style-name="ce3" office:value-type="float" office:value="1">
            <text:p>1</text:p>
          </table:table-cell>
          <table:table-cell table:style-name="ce40" table:formula="of:=[.E14]*[.$F$1]" office:value-type="float" office:value="100">
            <text:p>100</text:p>
          </table:table-cell>
          <table:table-cell table:style-name="ce40" office:value-type="float" office:value="0.1563">
            <text:p>0.1563</text:p>
          </table:table-cell>
          <table:table-cell table:style-name="ce40" table:formula="of:=[.F14]*[.G14]" office:value-type="float" office:value="15.63">
            <text:p>15.63</text:p>
          </table:table-cell>
          <table:table-cell table:style-name="ce40" table:formula="of:=[.H14]/[.$F$1]" office:value-type="float" office:value="0.1563">
            <text:p>0.1563</text:p>
          </table:table-cell>
          <table:table-cell table:style-name="ce55" table:formula="of:=[.E14]*[.$J$1]" office:value-type="float" office:value="200">
            <text:p>200</text:p>
          </table:table-cell>
          <table:table-cell table:style-name="ce55" office:value-type="float" office:value="0.13824">
            <text:p>0.13824</text:p>
          </table:table-cell>
          <table:table-cell table:style-name="ce55" table:formula="of:=[.J14]*[.K14]" office:value-type="float" office:value="27.648">
            <text:p>27.648</text:p>
          </table:table-cell>
          <table:table-cell table:style-name="ce55" table:formula="of:=[.L14]/[.$J$1]" office:value-type="float" office:value="0.13824">
            <text:p>0.13824</text:p>
          </table:table-cell>
          <table:table-cell table:style-name="ce63" table:formula="of:=[.E14]*[.$N$1]" office:value-type="float" office:value="200">
            <text:p>200</text:p>
          </table:table-cell>
          <table:table-cell table:style-name="ce63" office:value-type="float" office:value="0.13222">
            <text:p>0.13222</text:p>
          </table:table-cell>
          <table:table-cell table:style-name="ce63" table:formula="of:=[.N14]*[.O14]" office:value-type="float" office:value="26.444">
            <text:p>26.444</text:p>
          </table:table-cell>
          <table:table-cell table:style-name="ce63" table:formula="of:=[.P14]/[.$N$1]" office:value-type="float" office:value="0.13222">
            <text:p>0.13222</text:p>
          </table:table-cell>
          <table:table-cell table:style-name="ce72" table:formula="of:=[.E14]*[.$R$1]" office:value-type="float" office:value="10">
            <text:p>10</text:p>
          </table:table-cell>
          <table:table-cell table:style-name="ce72" office:value-type="float" office:value="0.13222">
            <text:p>0.13222</text:p>
          </table:table-cell>
          <table:table-cell table:style-name="ce72" table:formula="of:=[.R14]*[.S14]" office:value-type="float" office:value="1.3222">
            <text:p>1.3222</text:p>
          </table:table-cell>
          <table:table-cell table:style-name="ce72" table:formula="of:=[.T14]/500" office:value-type="float" office:value="0.0026444">
            <text:p>0.0026444</text:p>
          </table:table-cell>
          <table:table-cell table:number-columns-repeated="1003"/>
        </table:table-row>
        <table:table-row table:style-name="ro4">
          <table:table-cell table:style-name="ce4"/>
          <table:table-cell table:style-name="ce3" office:value-type="string">
            <text:p>S5456-ND</text:p>
          </table:table-cell>
          <table:table-cell table:style-name="ce30" office:value-type="string">
            <text:p>J3 MP3 Module</text:p>
          </table:table-cell>
          <table:table-cell table:style-name="ce30" office:value-type="string">
            <text:p>Generic female header right angle- 20 pins</text:p>
          </table:table-cell>
          <table:table-cell table:style-name="ce3" office:value-type="float" office:value="1">
            <text:p>1</text:p>
          </table:table-cell>
          <table:table-cell table:style-name="ce40" table:formula="of:=[.E15]*[.$F$1]" office:value-type="float" office:value="100">
            <text:p>100</text:p>
          </table:table-cell>
          <table:table-cell table:style-name="ce40" office:value-type="float" office:value="0.9144">
            <text:p>0.9144</text:p>
          </table:table-cell>
          <table:table-cell table:style-name="ce40" table:formula="of:=[.F15]*[.G15]" office:value-type="float" office:value="91.44">
            <text:p>91.44</text:p>
          </table:table-cell>
          <table:table-cell table:style-name="ce40" table:formula="of:=[.H15]/[.$F$1]" office:value-type="float" office:value="0.9144">
            <text:p>0.9144</text:p>
          </table:table-cell>
          <table:table-cell table:style-name="ce55" table:formula="of:=[.E15]*[.$J$1]" office:value-type="float" office:value="200">
            <text:p>200</text:p>
          </table:table-cell>
          <table:table-cell table:style-name="ce55" office:value-type="float" office:value="0.84328">
            <text:p>0.84328</text:p>
          </table:table-cell>
          <table:table-cell table:style-name="ce55" table:formula="of:=[.J15]*[.K15]" office:value-type="float" office:value="168.656">
            <text:p>168.656</text:p>
          </table:table-cell>
          <table:table-cell table:style-name="ce55" table:formula="of:=[.L15]/[.$J$1]" office:value-type="float" office:value="0.84328">
            <text:p>0.84328</text:p>
          </table:table-cell>
          <table:table-cell table:style-name="ce63" table:formula="of:=[.E15]*[.$N$1]" office:value-type="float" office:value="200">
            <text:p>200</text:p>
          </table:table-cell>
          <table:table-cell table:style-name="ce63" office:value-type="float" office:value="0.762">
            <text:p>0.762</text:p>
          </table:table-cell>
          <table:table-cell table:style-name="ce63" table:formula="of:=[.N15]*[.O15]" office:value-type="float" office:value="152.4">
            <text:p>152.4</text:p>
          </table:table-cell>
          <table:table-cell table:style-name="ce63" table:formula="of:=[.P15]/[.$N$1]" office:value-type="float" office:value="0.762">
            <text:p>0.762</text:p>
          </table:table-cell>
          <table:table-cell table:style-name="ce72" table:formula="of:=[.E15]*[.$R$1]" office:value-type="float" office:value="10">
            <text:p>10</text:p>
          </table:table-cell>
          <table:table-cell table:style-name="ce72" office:value-type="float" office:value="1.219">
            <text:p>1.219</text:p>
          </table:table-cell>
          <table:table-cell table:style-name="ce72" table:formula="of:=[.R15]*[.S15]" office:value-type="float" office:value="12.19">
            <text:p>12.19</text:p>
          </table:table-cell>
          <table:table-cell table:style-name="ce72" table:formula="of:=[.T15]/500" office:value-type="float" office:value="0.02438">
            <text:p>0.02438</text:p>
          </table:table-cell>
          <table:table-cell table:number-columns-repeated="1003"/>
        </table:table-row>
        <table:table-row table:style-name="ro3">
          <table:table-cell table:style-name="ce4"/>
          <table:table-cell table:style-name="ce3" office:value-type="string">
            <text:p>CP1-3524NG-ND</text:p>
          </table:table-cell>
          <table:table-cell table:style-name="ce30" office:value-type="string">
            <text:p>J4 Audio</text:p>
          </table:table-cell>
          <table:table-cell table:style-name="ce30" office:value-type="string">
            <text:p>Stereo Jack (TRS) 3.5mm</text:p>
          </table:table-cell>
          <table:table-cell table:style-name="ce3" office:value-type="float" office:value="1">
            <text:p>1</text:p>
          </table:table-cell>
          <table:table-cell table:style-name="ce40" table:formula="of:=[.E16]*[.$F$1]" office:value-type="float" office:value="100">
            <text:p>100</text:p>
          </table:table-cell>
          <table:table-cell table:style-name="ce40" office:value-type="float" office:value="0.3995">
            <text:p>0.3995</text:p>
          </table:table-cell>
          <table:table-cell table:style-name="ce40" table:formula="of:=[.F16]*[.G16]" office:value-type="float" office:value="39.95">
            <text:p>39.95</text:p>
          </table:table-cell>
          <table:table-cell table:style-name="ce40" table:formula="of:=[.H16]/[.$F$1]" office:value-type="float" office:value="0.3995">
            <text:p>0.3995</text:p>
          </table:table-cell>
          <table:table-cell table:style-name="ce55" table:formula="of:=[.E16]*[.$J$1]" office:value-type="float" office:value="200">
            <text:p>200</text:p>
          </table:table-cell>
          <table:table-cell table:style-name="ce55" office:value-type="float" office:value="0.323">
            <text:p>0.323</text:p>
          </table:table-cell>
          <table:table-cell table:style-name="ce55" table:formula="of:=[.J16]*[.K16]" office:value-type="float" office:value="64.6">
            <text:p>64.6</text:p>
          </table:table-cell>
          <table:table-cell table:style-name="ce55" table:formula="of:=[.L16]/[.$J$1]" office:value-type="float" office:value="0.323">
            <text:p>0.323</text:p>
          </table:table-cell>
          <table:table-cell table:style-name="ce63" table:formula="of:=[.E16]*[.$N$1]" office:value-type="float" office:value="200">
            <text:p>200</text:p>
          </table:table-cell>
          <table:table-cell table:style-name="ce63" office:value-type="float" office:value="0.323">
            <text:p>0.323</text:p>
          </table:table-cell>
          <table:table-cell table:style-name="ce63" table:formula="of:=[.N16]*[.O16]" office:value-type="float" office:value="64.6">
            <text:p>64.6</text:p>
          </table:table-cell>
          <table:table-cell table:style-name="ce63" table:formula="of:=[.P16]/[.$N$1]" office:value-type="float" office:value="0.323">
            <text:p>0.323</text:p>
          </table:table-cell>
          <table:table-cell table:style-name="ce72" table:formula="of:=[.E16]*[.$R$1]" office:value-type="float" office:value="10">
            <text:p>10</text:p>
          </table:table-cell>
          <table:table-cell table:style-name="ce72" office:value-type="float" office:value="0.595">
            <text:p>0.595</text:p>
          </table:table-cell>
          <table:table-cell table:style-name="ce72" table:formula="of:=[.R16]*[.S16]" office:value-type="float" office:value="5.95">
            <text:p>5.95</text:p>
          </table:table-cell>
          <table:table-cell table:style-name="ce72" table:formula="of:=[.T16]/500" office:value-type="float" office:value="0.0119">
            <text:p>0.0119</text:p>
          </table:table-cell>
          <table:table-cell table:number-columns-repeated="1003"/>
        </table:table-row>
        <table:table-row table:style-name="ro3">
          <table:table-cell table:style-name="ce4"/>
          <table:table-cell table:style-name="ce3" office:value-type="string">
            <text:p>475-1410-1-ND</text:p>
          </table:table-cell>
          <table:table-cell table:style-name="ce30" office:value-type="string">
            <text:p>LED1,LED2</text:p>
          </table:table-cell>
          <table:table-cell table:style-name="ce30" office:value-type="string">
            <text:p>green smd LED</text:p>
          </table:table-cell>
          <table:table-cell table:style-name="ce3" office:value-type="float" office:value="2">
            <text:p>2</text:p>
          </table:table-cell>
          <table:table-cell table:style-name="ce40" table:formula="of:=[.E17]*[.$F$1]" office:value-type="float" office:value="200">
            <text:p>200</text:p>
          </table:table-cell>
          <table:table-cell table:style-name="ce40" office:value-type="float" office:value="0.059">
            <text:p>0.059</text:p>
          </table:table-cell>
          <table:table-cell table:style-name="ce40" table:formula="of:=[.F17]*[.G17]" office:value-type="float" office:value="11.8">
            <text:p>11.8</text:p>
          </table:table-cell>
          <table:table-cell table:style-name="ce40" table:formula="of:=[.H17]/[.$F$1]" office:value-type="float" office:value="0.118">
            <text:p>0.118</text:p>
          </table:table-cell>
          <table:table-cell table:style-name="ce55" table:formula="of:=[.E17]*[.$J$1]" office:value-type="float" office:value="400">
            <text:p>400</text:p>
          </table:table-cell>
          <table:table-cell table:style-name="ce55" office:value-type="float" office:value="0.05164">
            <text:p>0.05164</text:p>
          </table:table-cell>
          <table:table-cell table:style-name="ce55" table:formula="of:=[.J17]*[.K17]" office:value-type="float" office:value="20.656">
            <text:p>20.656</text:p>
          </table:table-cell>
          <table:table-cell table:style-name="ce55" table:formula="of:=[.L17]/[.$J$1]" office:value-type="float" office:value="0.10328">
            <text:p>0.10328</text:p>
          </table:table-cell>
          <table:table-cell table:style-name="ce63" table:formula="of:=[.E17]*[.$N$1]" office:value-type="float" office:value="400">
            <text:p>400</text:p>
          </table:table-cell>
          <table:table-cell table:style-name="ce63" office:value-type="float" office:value="0.0472">
            <text:p>0.0472</text:p>
          </table:table-cell>
          <table:table-cell table:style-name="ce63" table:formula="of:=[.N17]*[.O17]" office:value-type="float" office:value="18.88">
            <text:p>18.88</text:p>
          </table:table-cell>
          <table:table-cell table:style-name="ce63" table:formula="of:=[.P17]/[.$N$1]" office:value-type="float" office:value="0.0944">
            <text:p>0.0944</text:p>
          </table:table-cell>
          <table:table-cell table:style-name="ce72" table:formula="of:=[.E17]*[.$R$1]" office:value-type="float" office:value="20">
            <text:p>20</text:p>
          </table:table-cell>
          <table:table-cell table:style-name="ce72" office:value-type="float" office:value="0.074">
            <text:p>0.074</text:p>
          </table:table-cell>
          <table:table-cell table:style-name="ce72" table:formula="of:=[.R17]*[.S17]" office:value-type="float" office:value="1.48">
            <text:p>1.48</text:p>
          </table:table-cell>
          <table:table-cell table:style-name="ce72" table:formula="of:=[.T17]/500" office:value-type="float" office:value="0.00296">
            <text:p>0.00296</text:p>
          </table:table-cell>
          <table:table-cell table:number-columns-repeated="1003"/>
        </table:table-row>
        <table:table-row table:style-name="ro3">
          <table:table-cell table:style-name="ce4"/>
          <table:table-cell table:style-name="ce3" office:value-type="string">
            <text:p>MCP23017-E/SS-ND</text:p>
          </table:table-cell>
          <table:table-cell table:style-name="ce30" office:value-type="string">
            <text:p>MCP23017</text:p>
          </table:table-cell>
          <table:table-cell table:style-name="ce30" office:value-type="string">
            <text:p>SSOP28DB</text:p>
          </table:table-cell>
          <table:table-cell table:style-name="ce3" office:value-type="float" office:value="1">
            <text:p>1</text:p>
          </table:table-cell>
          <table:table-cell table:style-name="ce40" table:formula="of:=[.E18]*[.$F$1]" office:value-type="float" office:value="100">
            <text:p>100</text:p>
          </table:table-cell>
          <table:table-cell table:style-name="ce40" office:value-type="float" office:value="0.95">
            <text:p>0.95</text:p>
          </table:table-cell>
          <table:table-cell table:style-name="ce40" table:formula="of:=[.F18]*[.G18]" office:value-type="float" office:value="95">
            <text:p>95</text:p>
          </table:table-cell>
          <table:table-cell table:style-name="ce40" table:formula="of:=[.H18]/[.$F$1]" office:value-type="float" office:value="0.95">
            <text:p>0.95</text:p>
          </table:table-cell>
          <table:table-cell table:style-name="ce55" table:formula="of:=[.E18]*[.$J$1]" office:value-type="float" office:value="200">
            <text:p>200</text:p>
          </table:table-cell>
          <table:table-cell table:style-name="ce55" office:value-type="float" office:value="0.95">
            <text:p>0.95</text:p>
          </table:table-cell>
          <table:table-cell table:style-name="ce55" table:formula="of:=[.J18]*[.K18]" office:value-type="float" office:value="190">
            <text:p>190</text:p>
          </table:table-cell>
          <table:table-cell table:style-name="ce55" table:formula="of:=[.L18]/[.$J$1]" office:value-type="float" office:value="0.95">
            <text:p>0.95</text:p>
          </table:table-cell>
          <table:table-cell table:style-name="ce63" table:formula="of:=[.E18]*[.$N$1]" office:value-type="float" office:value="200">
            <text:p>200</text:p>
          </table:table-cell>
          <table:table-cell table:style-name="ce63" office:value-type="float" office:value="0.95">
            <text:p>0.95</text:p>
          </table:table-cell>
          <table:table-cell table:style-name="ce63" table:formula="of:=[.N18]*[.O18]" office:value-type="float" office:value="190">
            <text:p>190</text:p>
          </table:table-cell>
          <table:table-cell table:style-name="ce63" table:formula="of:=[.P18]/[.$N$1]" office:value-type="float" office:value="0.95">
            <text:p>0.95</text:p>
          </table:table-cell>
          <table:table-cell table:style-name="ce72" table:formula="of:=[.E18]*[.$R$1]" office:value-type="float" office:value="10">
            <text:p>10</text:p>
          </table:table-cell>
          <table:table-cell table:style-name="ce72" office:value-type="float" office:value="1.26">
            <text:p>1.26</text:p>
          </table:table-cell>
          <table:table-cell table:style-name="ce72" table:formula="of:=[.R18]*[.S18]" office:value-type="float" office:value="12.6">
            <text:p>12.6</text:p>
          </table:table-cell>
          <table:table-cell table:style-name="ce72" table:formula="of:=[.T18]/500" office:value-type="float" office:value="0.0252">
            <text:p>0.0252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3" office:value-type="string">
            <text:p>P4.7KGCT-ND</text:p>
          </table:table-cell>
          <table:table-cell table:style-name="ce30" office:value-type="string">
            <text:p>R1, R2</text:p>
          </table:table-cell>
          <table:table-cell table:style-name="ce30" office:value-type="string">
            <text:p>4.7k Ω Resistor, 0603 SMT</text:p>
          </table:table-cell>
          <table:table-cell table:style-name="ce3" office:value-type="float" office:value="2">
            <text:p>2</text:p>
          </table:table-cell>
          <table:table-cell table:style-name="ce40" table:formula="of:=[.E19]*[.$F$1]" office:value-type="float" office:value="200">
            <text:p>200</text:p>
          </table:table-cell>
          <table:table-cell table:style-name="ce40" office:value-type="float" office:value="0.007">
            <text:p>0.007</text:p>
          </table:table-cell>
          <table:table-cell table:style-name="ce40" table:formula="of:=[.F19]*[.G19]" office:value-type="float" office:value="1.4">
            <text:p>1.4</text:p>
          </table:table-cell>
          <table:table-cell table:style-name="ce40" table:formula="of:=[.H19]/[.$F$1]" office:value-type="float" office:value="0.014">
            <text:p>0.014</text:p>
          </table:table-cell>
          <table:table-cell table:style-name="ce55" table:formula="of:=[.E19]*[.$J$1]" office:value-type="float" office:value="400">
            <text:p>400</text:p>
          </table:table-cell>
          <table:table-cell table:style-name="ce55" office:value-type="float" office:value="0.00384">
            <text:p>0.00384</text:p>
          </table:table-cell>
          <table:table-cell table:style-name="ce55" table:formula="of:=[.J19]*[.K19]" office:value-type="float" office:value="1.536">
            <text:p>1.536</text:p>
          </table:table-cell>
          <table:table-cell table:style-name="ce55" table:formula="of:=[.L19]/[.$J$1]" office:value-type="float" office:value="0.00768">
            <text:p>0.00768</text:p>
          </table:table-cell>
          <table:table-cell table:style-name="ce63" table:formula="of:=[.E19]*[.$N$1]" office:value-type="float" office:value="400">
            <text:p>400</text:p>
          </table:table-cell>
          <table:table-cell table:style-name="ce63" office:value-type="float" office:value="0.00256">
            <text:p>0.00256</text:p>
          </table:table-cell>
          <table:table-cell table:style-name="ce63" table:formula="of:=[.N19]*[.O19]" office:value-type="float" office:value="1.024">
            <text:p>1.024</text:p>
          </table:table-cell>
          <table:table-cell table:style-name="ce63" table:formula="of:=[.P19]/[.$N$1]" office:value-type="float" office:value="0.00512">
            <text:p>0.00512</text:p>
          </table:table-cell>
          <table:table-cell table:style-name="ce72" table:formula="of:=[.E19]*[.$R$1]" office:value-type="float" office:value="20">
            <text:p>20</text:p>
          </table:table-cell>
          <table:table-cell table:style-name="ce72" office:value-type="float" office:value="0.00152">
            <text:p>0.00152</text:p>
          </table:table-cell>
          <table:table-cell table:style-name="ce72" table:formula="of:=[.R19]*[.S19]" office:value-type="float" office:value="0.0304">
            <text:p>0.0304</text:p>
          </table:table-cell>
          <table:table-cell table:style-name="ce72" table:formula="of:=[.T19]/500" office:value-type="float" office:value="0.0000608">
            <text:p>0.0000608</text:p>
          </table:table-cell>
          <table:table-cell table:number-columns-repeated="1003"/>
        </table:table-row>
        <table:table-row table:style-name="ro3">
          <table:table-cell table:style-name="ce4"/>
          <table:table-cell table:style-name="ce3" office:value-type="string">
            <text:p>P1.0KGCT-ND</text:p>
          </table:table-cell>
          <table:table-cell table:style-name="ce30" office:value-type="string">
            <text:p>R3</text:p>
          </table:table-cell>
          <table:table-cell table:style-name="ce30" office:value-type="string">
            <text:p>1k Ω Resistor, 0603 SMT</text:p>
          </table:table-cell>
          <table:table-cell table:style-name="ce3" office:value-type="float" office:value="1">
            <text:p>1</text:p>
          </table:table-cell>
          <table:table-cell table:style-name="ce40" table:formula="of:=[.E20]*[.$F$1]" office:value-type="float" office:value="100">
            <text:p>100</text:p>
          </table:table-cell>
          <table:table-cell table:style-name="ce40" office:value-type="float" office:value="0.007">
            <text:p>0.007</text:p>
          </table:table-cell>
          <table:table-cell table:style-name="ce40" table:formula="of:=[.F20]*[.G20]" office:value-type="float" office:value="0.7">
            <text:p>0.7</text:p>
          </table:table-cell>
          <table:table-cell table:style-name="ce40" table:formula="of:=[.H20]/[.$F$1]" office:value-type="float" office:value="0.007">
            <text:p>0.007</text:p>
          </table:table-cell>
          <table:table-cell table:style-name="ce55" table:formula="of:=[.E20]*[.$J$1]" office:value-type="float" office:value="200">
            <text:p>200</text:p>
          </table:table-cell>
          <table:table-cell table:style-name="ce55" office:value-type="float" office:value="0.0052">
            <text:p>0.0052</text:p>
          </table:table-cell>
          <table:table-cell table:style-name="ce55" table:formula="of:=[.J20]*[.K20]" office:value-type="float" office:value="1.04">
            <text:p>1.04</text:p>
          </table:table-cell>
          <table:table-cell table:style-name="ce55" table:formula="of:=[.L20]/[.$J$1]" office:value-type="float" office:value="0.0052">
            <text:p>0.0052</text:p>
          </table:table-cell>
          <table:table-cell table:style-name="ce63" table:formula="of:=[.E20]*[.$N$1]" office:value-type="float" office:value="200">
            <text:p>200</text:p>
          </table:table-cell>
          <table:table-cell table:style-name="ce63" office:value-type="float" office:value="0.00384">
            <text:p>0.00384</text:p>
          </table:table-cell>
          <table:table-cell table:style-name="ce63" table:formula="of:=[.N20]*[.O20]" office:value-type="float" office:value="0.768">
            <text:p>0.768</text:p>
          </table:table-cell>
          <table:table-cell table:style-name="ce63" table:formula="of:=[.P20]/[.$N$1]" office:value-type="float" office:value="0.00384">
            <text:p>0.00384</text:p>
          </table:table-cell>
          <table:table-cell table:style-name="ce72" table:formula="of:=[.E20]*[.$R$1]" office:value-type="float" office:value="10">
            <text:p>10</text:p>
          </table:table-cell>
          <table:table-cell table:style-name="ce72" office:value-type="float" office:value="0.00152">
            <text:p>0.00152</text:p>
          </table:table-cell>
          <table:table-cell table:style-name="ce72" table:formula="of:=[.R20]*[.S20]" office:value-type="float" office:value="0.0152">
            <text:p>0.0152</text:p>
          </table:table-cell>
          <table:table-cell table:style-name="ce72" table:formula="of:=[.T20]/500" office:value-type="float" office:value="0.0000304">
            <text:p>0.0000304</text:p>
          </table:table-cell>
          <table:table-cell table:number-columns-repeated="1003"/>
        </table:table-row>
        <table:table-row table:style-name="ro5">
          <table:table-cell table:style-name="ce4"/>
          <table:table-cell table:style-name="ce3" office:value-type="string">
            <text:p>P220GCT-ND</text:p>
          </table:table-cell>
          <table:table-cell table:style-name="ce30" office:value-type="string">
            <text:p>R4, R5, R6, R7, R8, R9, R10, R11, R12, R13, R14, R15, R16, R17</text:p>
          </table:table-cell>
          <table:table-cell table:style-name="ce30" office:value-type="string">
            <text:p>150 Ω Resistor, 0603 SMT</text:p>
          </table:table-cell>
          <table:table-cell table:style-name="ce3" office:value-type="float" office:value="14">
            <text:p>14</text:p>
          </table:table-cell>
          <table:table-cell table:style-name="ce40" table:formula="of:=[.E21]*[.$F$1]" office:value-type="float" office:value="1400">
            <text:p>1400</text:p>
          </table:table-cell>
          <table:table-cell table:style-name="ce40" office:value-type="float" office:value="0.00256">
            <text:p>0.00256</text:p>
          </table:table-cell>
          <table:table-cell table:style-name="ce40" table:formula="of:=[.F21]*[.G21]" office:value-type="float" office:value="3.584">
            <text:p>3.584</text:p>
          </table:table-cell>
          <table:table-cell table:style-name="ce40" table:formula="of:=[.H21]/[.$F$1]" office:value-type="float" office:value="0.03584">
            <text:p>0.03584</text:p>
          </table:table-cell>
          <table:table-cell table:style-name="ce55" table:formula="of:=[.E21]*[.$J$1]" office:value-type="float" office:value="2800">
            <text:p>2800</text:p>
          </table:table-cell>
          <table:table-cell table:style-name="ce55" office:value-type="float" office:value="0.00256">
            <text:p>0.00256</text:p>
          </table:table-cell>
          <table:table-cell table:style-name="ce55" table:formula="of:=[.J21]*[.K21]" office:value-type="float" office:value="7.168">
            <text:p>7.168</text:p>
          </table:table-cell>
          <table:table-cell table:style-name="ce55" table:formula="of:=[.L21]/[.$J$1]" office:value-type="float" office:value="0.03584">
            <text:p>0.03584</text:p>
          </table:table-cell>
          <table:table-cell table:style-name="ce63" table:formula="of:=[.E21]*[.$N$1]" office:value-type="float" office:value="2800">
            <text:p>2800</text:p>
          </table:table-cell>
          <table:table-cell table:style-name="ce63" office:value-type="float" office:value="0.00152">
            <text:p>0.00152</text:p>
          </table:table-cell>
          <table:table-cell table:style-name="ce63" table:formula="of:=[.N21]*[.O21]" office:value-type="float" office:value="4.256">
            <text:p>4.256</text:p>
          </table:table-cell>
          <table:table-cell table:style-name="ce63" table:formula="of:=[.P21]/[.$N$1]" office:value-type="float" office:value="0.02128">
            <text:p>0.02128</text:p>
          </table:table-cell>
          <table:table-cell table:style-name="ce72" table:formula="of:=[.E21]*[.$R$1]" office:value-type="float" office:value="140">
            <text:p>140</text:p>
          </table:table-cell>
          <table:table-cell table:style-name="ce72" office:value-type="float" office:value="0.00152">
            <text:p>0.00152</text:p>
          </table:table-cell>
          <table:table-cell table:style-name="ce72" table:formula="of:=[.R21]*[.S21]" office:value-type="float" office:value="0.2128">
            <text:p>0.2128</text:p>
          </table:table-cell>
          <table:table-cell table:style-name="ce72" table:formula="of:=[.T21]/500" office:value-type="float" office:value="0.0004256">
            <text:p>0.0004256</text:p>
          </table:table-cell>
          <table:table-cell table:number-columns-repeated="1003"/>
        </table:table-row>
        <table:table-row table:style-name="ro6">
          <table:table-cell table:style-name="ce4"/>
          <table:table-cell table:style-name="ce3" office:value-type="string">
            <text:p>SW402-ND</text:p>
          </table:table-cell>
          <table:table-cell table:style-name="ce30" office:value-type="string">
            <text:p>S1, S2, S3,RESET</text:p>
          </table:table-cell>
          <table:table-cell table:style-name="ce30" office:value-type="string">
            <text:p>Pushbutton</text:p>
          </table:table-cell>
          <table:table-cell table:style-name="ce3" office:value-type="float" office:value="4">
            <text:p>4</text:p>
          </table:table-cell>
          <table:table-cell table:style-name="ce40" table:formula="of:=[.E22]*[.$F$1]" office:value-type="float" office:value="400">
            <text:p>400</text:p>
          </table:table-cell>
          <table:table-cell table:style-name="ce40" office:value-type="float" office:value="0.23836">
            <text:p>0.23836</text:p>
          </table:table-cell>
          <table:table-cell table:style-name="ce40" table:formula="of:=[.F22]*[.G22]" office:value-type="float" office:value="95.344">
            <text:p>95.344</text:p>
          </table:table-cell>
          <table:table-cell table:style-name="ce40" table:formula="of:=[.H22]/[.$F$1]" office:value-type="float" office:value="0.95344">
            <text:p>0.95344</text:p>
          </table:table-cell>
          <table:table-cell table:style-name="ce55" table:formula="of:=[.E22]*[.$J$1]" office:value-type="float" office:value="800">
            <text:p>800</text:p>
          </table:table-cell>
          <table:table-cell table:style-name="ce55" office:value-type="float" office:value="0.18927">
            <text:p>0.18927</text:p>
          </table:table-cell>
          <table:table-cell table:style-name="ce55" table:formula="of:=[.J22]*[.K22]" office:value-type="float" office:value="151.416">
            <text:p>151.416</text:p>
          </table:table-cell>
          <table:table-cell table:style-name="ce55" table:formula="of:=[.L22]/[.$J$1]" office:value-type="float" office:value="0.75708">
            <text:p>0.75708</text:p>
          </table:table-cell>
          <table:table-cell table:style-name="ce63" table:formula="of:=[.E22]*[.$N$1]" office:value-type="float" office:value="800">
            <text:p>800</text:p>
          </table:table-cell>
          <table:table-cell table:style-name="ce63" office:value-type="float" office:value="0.18927">
            <text:p>0.18927</text:p>
          </table:table-cell>
          <table:table-cell table:style-name="ce63" table:formula="of:=[.N22]*[.O22]" office:value-type="float" office:value="151.416">
            <text:p>151.416</text:p>
          </table:table-cell>
          <table:table-cell table:style-name="ce63" table:formula="of:=[.P22]/[.$N$1]" office:value-type="float" office:value="0.75708">
            <text:p>0.75708</text:p>
          </table:table-cell>
          <table:table-cell table:style-name="ce72" table:formula="of:=[.E22]*[.$R$1]" office:value-type="float" office:value="40">
            <text:p>40</text:p>
          </table:table-cell>
          <table:table-cell table:style-name="ce72" office:value-type="float" office:value="0.2524">
            <text:p>0.2524</text:p>
          </table:table-cell>
          <table:table-cell table:style-name="ce72" table:formula="of:=[.R22]*[.S22]" office:value-type="float" office:value="10.096">
            <text:p>10.096</text:p>
          </table:table-cell>
          <table:table-cell table:style-name="ce72" table:formula="of:=[.T22]/500" office:value-type="float" office:value="0.020192">
            <text:p>0.020192</text:p>
          </table:table-cell>
          <table:table-cell table:number-columns-repeated="1003"/>
        </table:table-row>
        <table:table-row table:style-name="ro2">
          <table:table-cell table:number-columns-repeated="7"/>
          <table:table-cell table:style-name="ce47" table:formula="of:=SUM([.H9:.H22])" office:value-type="float" office:value="659.768">
            <text:p>659.768</text:p>
          </table:table-cell>
          <table:table-cell table:style-name="ce51" table:formula="of:=SUM([.I9:.I22])" office:value-type="float" office:value="6.59768">
            <text:p>6.59768</text:p>
          </table:table-cell>
          <table:table-cell table:number-columns-repeated="2"/>
          <table:table-cell table:style-name="ce47" table:formula="of:=SUM([.L9:.L22])" office:value-type="float" office:value="1179.472">
            <text:p>1179.472</text:p>
          </table:table-cell>
          <table:table-cell table:style-name="ce51" table:formula="of:=SUM([.M9:.M22])" office:value-type="float" office:value="5.89736">
            <text:p>5.89736</text:p>
          </table:table-cell>
          <table:table-cell table:number-columns-repeated="2"/>
          <table:table-cell table:style-name="ce46" table:formula="of:=SUM([.P9:.P22])" office:value-type="float" office:value="1101.024">
            <text:p>1101.024</text:p>
          </table:table-cell>
          <table:table-cell table:style-name="ce46" table:formula="of:=SUM([.Q9:.Q22])" office:value-type="float" office:value="5.50512">
            <text:p>5.50512</text:p>
          </table:table-cell>
          <table:table-cell table:style-name="ce46" table:number-columns-repeated="2"/>
          <table:table-cell table:style-name="ce46" table:formula="of:=SUM([.T9:.T22])" office:value-type="float" office:value="81.557">
            <text:p>81.557</text:p>
          </table:table-cell>
          <table:table-cell table:style-name="ce46" table:formula="of:=[.T23]/[.$R$1]" office:value-type="float" office:value="8.1557">
            <text:p>8.1557</text:p>
          </table:table-cell>
          <table:table-cell table:number-columns-repeated="1003"/>
        </table:table-row>
        <table:table-row table:style-name="ro2">
          <table:table-cell table:style-name="ce1" office:value-type="string">
            <text:p>MonsterShield Additional parts</text:p>
          </table:table-cell>
          <table:table-cell table:style-name="ce1" table:number-columns-repeated="12"/>
          <table:table-cell table:style-name="ce39" table:number-columns-spanned="4" table:number-rows-spanned="1"/>
          <table:covered-table-cell table:number-columns-repeated="3" table:style-name="ce19"/>
          <table:table-cell table:style-name="ce39" table:number-columns-spanned="4" table:number-rows-spanned="1"/>
          <table:covered-table-cell table:number-columns-repeated="3" table:style-name="ce19"/>
          <table:table-cell table:number-columns-repeated="1003"/>
        </table:table-row>
        <table:table-row table:style-name="ro2">
          <table:table-cell table:style-name="ce2" office:value-type="string">
            <text:p>MFG part#</text:p>
          </table:table-cell>
          <table:table-cell table:style-name="ce2" office:value-type="string">
            <text:p>Digikey part#</text:p>
          </table:table-cell>
          <table:table-cell table:style-name="ce2" office:value-type="string">
            <text:p>Reference #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Unit quantity</text:p>
          </table:table-cell>
          <table:table-cell table:style-name="ce37" office:value-type="string">
            <text:p>Extend Qty</text:p>
          </table:table-cell>
          <table:table-cell table:style-name="ce2" office:value-type="string">
            <text:p>Unit Price</text:p>
          </table:table-cell>
          <table:table-cell table:style-name="ce2" office:value-type="string">
            <text:p>Extend Price</text:p>
          </table:table-cell>
          <table:table-cell table:style-name="ce50" office:value-type="string">
            <text:p>Cost per Unit</text:p>
          </table:table-cell>
          <table:table-cell table:style-name="ce37" office:value-type="string">
            <text:p>Extend Qty</text:p>
          </table:table-cell>
          <table:table-cell table:style-name="ce2" office:value-type="string">
            <text:p>Unit Price</text:p>
          </table:table-cell>
          <table:table-cell table:style-name="ce2" office:value-type="string">
            <text:p>Extend Price</text:p>
          </table:table-cell>
          <table:table-cell table:style-name="ce50" office:value-type="string">
            <text:p>Cost per Unit</text:p>
          </table:table-cell>
          <table:table-cell table:style-name="ce37" office:value-type="string">
            <text:p>Extend Qty</text:p>
          </table:table-cell>
          <table:table-cell table:style-name="ce2" office:value-type="string">
            <text:p>Unit Price</text:p>
          </table:table-cell>
          <table:table-cell table:style-name="ce2" office:value-type="string">
            <text:p>Extend Price</text:p>
          </table:table-cell>
          <table:table-cell table:style-name="ce50" office:value-type="string">
            <text:p>Cost per Unit</text:p>
          </table:table-cell>
          <table:table-cell table:style-name="ce37" office:value-type="string">
            <text:p>Extend Qty</text:p>
          </table:table-cell>
          <table:table-cell table:style-name="ce2" office:value-type="string">
            <text:p>Unit Price</text:p>
          </table:table-cell>
          <table:table-cell table:style-name="ce2" office:value-type="string">
            <text:p>Extend Price</text:p>
          </table:table-cell>
          <table:table-cell table:style-name="ce50" office:value-type="string">
            <text:p>Cost per Unit</text:p>
          </table:table-cell>
          <table:table-cell table:number-columns-repeated="1003"/>
        </table:table-row>
        <table:table-row table:style-name="ro2">
          <table:table-cell table:style-name="ce6"/>
          <table:table-cell table:style-name="ce22" office:value-type="string">
            <text:p>24LC256-I/P-ND</text:p>
          </table:table-cell>
          <table:table-cell table:style-name="ce22" office:value-type="string">
            <text:p>24LC256</text:p>
          </table:table-cell>
          <table:table-cell table:style-name="ce22" office:value-type="string">
            <text:p>24LC256 32k EEPROM chip</text:p>
          </table:table-cell>
          <table:table-cell table:style-name="ce22" office:value-type="float" office:value="1">
            <text:p>1</text:p>
          </table:table-cell>
          <table:table-cell table:style-name="ce40" table:formula="of:=[.E26]*[.$F$1]" office:value-type="float" office:value="100">
            <text:p>100</text:p>
          </table:table-cell>
          <table:table-cell table:style-name="ce40" office:value-type="float" office:value="0.81">
            <text:p>0.81</text:p>
          </table:table-cell>
          <table:table-cell table:style-name="ce40" table:formula="of:=[.F26]*[.G26]" office:value-type="float" office:value="81">
            <text:p>81</text:p>
          </table:table-cell>
          <table:table-cell table:style-name="ce40" table:formula="of:=[.H26]/[.$F$1]" office:value-type="float" office:value="0.81">
            <text:p>0.81</text:p>
          </table:table-cell>
          <table:table-cell table:style-name="ce55" table:formula="of:=[.E26]*[.$J$1]" office:value-type="float" office:value="200">
            <text:p>200</text:p>
          </table:table-cell>
          <table:table-cell table:style-name="ce55" office:value-type="float" office:value="0.81">
            <text:p>0.81</text:p>
          </table:table-cell>
          <table:table-cell table:style-name="ce55" table:formula="of:=[.J26]*[.K26]" office:value-type="float" office:value="162">
            <text:p>162</text:p>
          </table:table-cell>
          <table:table-cell table:style-name="ce55" table:formula="of:=[.L26]/[.$J$1]" office:value-type="float" office:value="0.81">
            <text:p>0.81</text:p>
          </table:table-cell>
          <table:table-cell table:style-name="ce64" table:formula="of:=[.E26]*[.$N$1]" office:value-type="float" office:value="200">
            <text:p>200</text:p>
          </table:table-cell>
          <table:table-cell table:style-name="ce64" office:value-type="float" office:value="0.81">
            <text:p>0.81</text:p>
          </table:table-cell>
          <table:table-cell table:style-name="ce64" table:formula="of:=[.N26]*[.O26]" office:value-type="float" office:value="162">
            <text:p>162</text:p>
          </table:table-cell>
          <table:table-cell table:style-name="ce64" table:formula="of:=[.P26]/[.$J$1]" office:value-type="float" office:value="0.81">
            <text:p>0.81</text:p>
          </table:table-cell>
          <table:table-cell table:style-name="ce72" table:formula="of:=[.E26]*[.$R$1]" office:value-type="float" office:value="10">
            <text:p>10</text:p>
          </table:table-cell>
          <table:table-cell table:style-name="ce72" office:value-type="float" office:value="0.88">
            <text:p>0.88</text:p>
          </table:table-cell>
          <table:table-cell table:style-name="ce72" table:formula="of:=[.R26]*[.S26]" office:value-type="float" office:value="8.8">
            <text:p>8.8</text:p>
          </table:table-cell>
          <table:table-cell table:style-name="ce72" table:formula="of:=[.T26]/[.$R$1]" office:value-type="float" office:value="0.88">
            <text:p>0.88</text:p>
          </table:table-cell>
          <table:table-cell table:number-columns-repeated="1003"/>
        </table:table-row>
        <table:table-row table:style-name="ro2">
          <table:table-cell table:style-name="ce7"/>
          <table:table-cell table:style-name="ce23" office:value-type="string" table:number-columns-spanned="2" table:number-rows-spanned="1">
            <text:p>SainSmart 4-Relay Module</text:p>
          </table:table-cell>
          <table:covered-table-cell table:style-name="ce31"/>
          <table:table-cell table:style-name="ce7" office:value-type="string">
            <text:p>SAINSMART</text:p>
          </table:table-cell>
          <table:table-cell table:style-name="ce7" office:value-type="float" office:value="1">
            <text:p>1</text:p>
          </table:table-cell>
          <table:table-cell table:style-name="ce40" table:formula="of:=[.E27]*[.$F$1]" office:value-type="float" office:value="100">
            <text:p>100</text:p>
          </table:table-cell>
          <table:table-cell table:style-name="ce40" office:value-type="float" office:value="8">
            <text:p>8</text:p>
          </table:table-cell>
          <table:table-cell table:style-name="ce40" table:formula="of:=[.F27]*[.G27]" office:value-type="float" office:value="800">
            <text:p>800</text:p>
          </table:table-cell>
          <table:table-cell table:style-name="ce40" table:formula="of:=[.H27]/[.$F$1]" office:value-type="float" office:value="8">
            <text:p>8</text:p>
          </table:table-cell>
          <table:table-cell table:style-name="ce55" table:formula="of:=[.E27]*[.$J$1]" office:value-type="float" office:value="200">
            <text:p>200</text:p>
          </table:table-cell>
          <table:table-cell table:style-name="ce55" office:value-type="float" office:value="8">
            <text:p>8</text:p>
          </table:table-cell>
          <table:table-cell table:style-name="ce55" table:formula="of:=[.J27]*[.K27]" office:value-type="float" office:value="1600">
            <text:p>1600</text:p>
          </table:table-cell>
          <table:table-cell table:style-name="ce55" table:formula="of:=[.L27]/[.$J$1]" office:value-type="float" office:value="8">
            <text:p>8</text:p>
          </table:table-cell>
          <table:table-cell table:style-name="ce64" table:formula="of:=[.E27]*[.$N$1]" office:value-type="float" office:value="200">
            <text:p>200</text:p>
          </table:table-cell>
          <table:table-cell table:style-name="ce64" office:value-type="float" office:value="8">
            <text:p>8</text:p>
          </table:table-cell>
          <table:table-cell table:style-name="ce64" table:formula="of:=[.N27]*[.O27]" office:value-type="float" office:value="1600">
            <text:p>1600</text:p>
          </table:table-cell>
          <table:table-cell table:style-name="ce64" table:formula="of:=[.P27]/[.$J$1]" office:value-type="float" office:value="8">
            <text:p>8</text:p>
          </table:table-cell>
          <table:table-cell table:style-name="ce72" table:formula="of:=[.E27]*[.$R$1]" office:value-type="float" office:value="10">
            <text:p>10</text:p>
          </table:table-cell>
          <table:table-cell table:style-name="ce72" office:value-type="float" office:value="8">
            <text:p>8</text:p>
          </table:table-cell>
          <table:table-cell table:style-name="ce72" table:formula="of:=[.R27]*[.S27]" office:value-type="float" office:value="80">
            <text:p>80</text:p>
          </table:table-cell>
          <table:table-cell table:style-name="ce72" table:formula="of:=[.T27]/[.$R$1]" office:value-type="float" office:value="8">
            <text:p>8</text:p>
          </table:table-cell>
          <table:table-cell table:number-columns-repeated="1003"/>
        </table:table-row>
        <table:table-row table:style-name="ro2">
          <table:table-cell table:style-name="ce3"/>
          <table:table-cell table:style-name="ce3" office:value-type="string">
            <text:p>609-4453-1-ND</text:p>
          </table:table-cell>
          <table:table-cell table:style-name="ce3" office:value-type="string">
            <text:p>Female pins</text:p>
          </table:table-cell>
          <table:table-cell table:style-name="ce3" office:value-type="string">
            <text:p>Female pins for ribbon cable assembly</text:p>
          </table:table-cell>
          <table:table-cell table:style-name="ce3" office:value-type="float" office:value="12">
            <text:p>12</text:p>
          </table:table-cell>
          <table:table-cell table:style-name="ce40" table:formula="of:=[.E28]*[.$F$1]" office:value-type="float" office:value="1200">
            <text:p>1200</text:p>
          </table:table-cell>
          <table:table-cell table:style-name="ce40" office:value-type="float" office:value="0.08494">
            <text:p>0.08494</text:p>
          </table:table-cell>
          <table:table-cell table:style-name="ce40" table:formula="of:=[.F28]*[.G28]" office:value-type="float" office:value="101.928">
            <text:p>101.928</text:p>
          </table:table-cell>
          <table:table-cell table:style-name="ce40" table:formula="of:=[.H28]/[.$F$1]" office:value-type="float" office:value="1.01928">
            <text:p>1.01928</text:p>
          </table:table-cell>
          <table:table-cell table:style-name="ce55" table:formula="of:=[.E28]*[.$J$1]" office:value-type="float" office:value="2400">
            <text:p>2400</text:p>
          </table:table-cell>
          <table:table-cell table:style-name="ce55" office:value-type="float" office:value="0.08494">
            <text:p>0.08494</text:p>
          </table:table-cell>
          <table:table-cell table:style-name="ce55" table:formula="of:=[.J28]*[.K28]" office:value-type="float" office:value="203.856">
            <text:p>203.856</text:p>
          </table:table-cell>
          <table:table-cell table:style-name="ce55" table:formula="of:=[.L28]/[.$J$1]" office:value-type="float" office:value="1.01928">
            <text:p>1.01928</text:p>
          </table:table-cell>
          <table:table-cell table:style-name="ce64" table:formula="of:=[.E28]*[.$N$1]" office:value-type="float" office:value="2400">
            <text:p>2400</text:p>
          </table:table-cell>
          <table:table-cell table:style-name="ce64" office:value-type="float" office:value="0.08494">
            <text:p>0.08494</text:p>
          </table:table-cell>
          <table:table-cell table:style-name="ce64" table:formula="of:=[.N28]*[.O28]" office:value-type="float" office:value="203.856">
            <text:p>203.856</text:p>
          </table:table-cell>
          <table:table-cell table:style-name="ce64" table:formula="of:=[.P28]/[.$J$1]" office:value-type="float" office:value="1.01928">
            <text:p>1.01928</text:p>
          </table:table-cell>
          <table:table-cell table:style-name="ce72" table:formula="of:=[.E28]*[.$R$1]" office:value-type="float" office:value="120">
            <text:p>120</text:p>
          </table:table-cell>
          <table:table-cell table:style-name="ce72" office:value-type="float" office:value="0">
            <text:p>0</text:p>
          </table:table-cell>
          <table:table-cell table:style-name="ce72" table:formula="of:=[.R28]*[.S28]" office:value-type="float" office:value="0">
            <text:p>0</text:p>
          </table:table-cell>
          <table:table-cell table:style-name="ce72" table:formula="of:=[.T28]/[.$R$1]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style-name="ce3"/>
          <table:table-cell table:style-name="ce3" office:value-type="string">
            <text:p>609-2337-ND</text:p>
          </table:table-cell>
          <table:table-cell table:number-columns-repeated="2" table:style-name="ce3" office:value-type="string">
            <text:p>6-pin Connector housings</text:p>
          </table:table-cell>
          <table:table-cell table:style-name="ce3" office:value-type="float" office:value="2">
            <text:p>2</text:p>
          </table:table-cell>
          <table:table-cell table:style-name="ce40" table:formula="of:=[.E29]*[.$F$1]" office:value-type="float" office:value="200">
            <text:p>200</text:p>
          </table:table-cell>
          <table:table-cell table:style-name="ce40" office:value-type="float" office:value="0.6232">
            <text:p>0.6232</text:p>
          </table:table-cell>
          <table:table-cell table:style-name="ce40" table:formula="of:=[.F29]*[.G29]" office:value-type="float" office:value="124.64">
            <text:p>124.64</text:p>
          </table:table-cell>
          <table:table-cell table:style-name="ce40" table:formula="of:=[.H29]/[.$F$1]" office:value-type="float" office:value="1.2464">
            <text:p>1.2464</text:p>
          </table:table-cell>
          <table:table-cell table:style-name="ce55" table:formula="of:=[.E29]*[.$J$1]" office:value-type="float" office:value="400">
            <text:p>400</text:p>
          </table:table-cell>
          <table:table-cell table:style-name="ce55" office:value-type="float" office:value="0.6232">
            <text:p>0.6232</text:p>
          </table:table-cell>
          <table:table-cell table:style-name="ce55" table:formula="of:=[.J29]*[.K29]" office:value-type="float" office:value="249.28">
            <text:p>249.28</text:p>
          </table:table-cell>
          <table:table-cell table:style-name="ce55" table:formula="of:=[.L29]/[.$J$1]" office:value-type="float" office:value="1.2464">
            <text:p>1.2464</text:p>
          </table:table-cell>
          <table:table-cell table:style-name="ce64" table:formula="of:=[.E29]*[.$N$1]" office:value-type="float" office:value="400">
            <text:p>400</text:p>
          </table:table-cell>
          <table:table-cell table:style-name="ce64" office:value-type="float" office:value="0.6232">
            <text:p>0.6232</text:p>
          </table:table-cell>
          <table:table-cell table:style-name="ce64" table:formula="of:=[.N29]*[.O29]" office:value-type="float" office:value="249.28">
            <text:p>249.28</text:p>
          </table:table-cell>
          <table:table-cell table:style-name="ce64" table:formula="of:=[.P29]/[.$J$1]" office:value-type="float" office:value="1.2464">
            <text:p>1.2464</text:p>
          </table:table-cell>
          <table:table-cell table:style-name="ce72" table:formula="of:=[.E29]*[.$R$1]" office:value-type="float" office:value="20">
            <text:p>20</text:p>
          </table:table-cell>
          <table:table-cell table:style-name="ce72" office:value-type="float" office:value="0">
            <text:p>0</text:p>
          </table:table-cell>
          <table:table-cell table:style-name="ce72" table:formula="of:=[.R29]*[.S29]" office:value-type="float" office:value="0">
            <text:p>0</text:p>
          </table:table-cell>
          <table:table-cell table:style-name="ce72" table:formula="of:=[.T29]/[.$R$1]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style-name="ce3"/>
          <table:table-cell table:style-name="ce3" office:value-type="string">
            <text:p>(futurelec GRCABLE10)</text:p>
          </table:table-cell>
          <table:table-cell table:style-name="ce3" office:value-type="string">
            <text:p>6" ribbon cable</text:p>
          </table:table-cell>
          <table:table-cell table:style-name="ce3" office:value-type="string">
            <text:p>6" ribbon cable (0.40 cents per 1 meter)</text:p>
          </table:table-cell>
          <table:table-cell table:style-name="ce3" office:value-type="float" office:value="1">
            <text:p>1</text:p>
          </table:table-cell>
          <table:table-cell table:style-name="ce40" table:formula="of:=[.E30]*[.$F$1]" office:value-type="float" office:value="100">
            <text:p>100</text:p>
          </table:table-cell>
          <table:table-cell table:style-name="ce40" office:value-type="float" office:value="0.07">
            <text:p>0.07</text:p>
          </table:table-cell>
          <table:table-cell table:style-name="ce40" table:formula="of:=[.F30]*[.G30]" office:value-type="float" office:value="7">
            <text:p>7</text:p>
          </table:table-cell>
          <table:table-cell table:style-name="ce40" table:formula="of:=[.H30]/[.$F$1]" office:value-type="float" office:value="0.07">
            <text:p>0.07</text:p>
          </table:table-cell>
          <table:table-cell table:style-name="ce55" table:formula="of:=[.E30]*[.$J$1]" office:value-type="float" office:value="200">
            <text:p>200</text:p>
          </table:table-cell>
          <table:table-cell table:style-name="ce55" office:value-type="float" office:value="0.07">
            <text:p>0.07</text:p>
          </table:table-cell>
          <table:table-cell table:style-name="ce55" table:formula="of:=[.J30]*[.K30]" office:value-type="float" office:value="14">
            <text:p>14</text:p>
          </table:table-cell>
          <table:table-cell table:style-name="ce55" table:formula="of:=[.L30]/[.$J$1]" office:value-type="float" office:value="0.07">
            <text:p>0.07</text:p>
          </table:table-cell>
          <table:table-cell table:style-name="ce64" table:formula="of:=[.E30]*[.$N$1]" office:value-type="float" office:value="200">
            <text:p>200</text:p>
          </table:table-cell>
          <table:table-cell table:style-name="ce64" office:value-type="float" office:value="0.07">
            <text:p>0.07</text:p>
          </table:table-cell>
          <table:table-cell table:style-name="ce64" table:formula="of:=[.N30]*[.O30]" office:value-type="float" office:value="14">
            <text:p>14</text:p>
          </table:table-cell>
          <table:table-cell table:style-name="ce64" table:formula="of:=[.P30]/[.$J$1]" office:value-type="float" office:value="0.07">
            <text:p>0.07</text:p>
          </table:table-cell>
          <table:table-cell table:style-name="ce72" table:formula="of:=[.E30]*[.$R$1]" office:value-type="float" office:value="10">
            <text:p>10</text:p>
          </table:table-cell>
          <table:table-cell table:style-name="ce72" office:value-type="float" office:value="0">
            <text:p>0</text:p>
          </table:table-cell>
          <table:table-cell table:style-name="ce72" table:formula="of:=[.R30]*[.S30]" office:value-type="float" office:value="0">
            <text:p>0</text:p>
          </table:table-cell>
          <table:table-cell table:style-name="ce72" table:formula="of:=[.T30]/[.$R$1]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style-name="ce3"/>
          <table:table-cell table:style-name="ce3" office:value-type="string">
            <text:p>609-3249-ND</text:p>
          </table:table-cell>
          <table:table-cell table:number-columns-repeated="2" table:style-name="ce3" office:value-type="string">
            <text:p>gold-plated headers, 6-pin</text:p>
          </table:table-cell>
          <table:table-cell table:style-name="ce3" office:value-type="float" office:value="2">
            <text:p>2</text:p>
          </table:table-cell>
          <table:table-cell table:style-name="ce40" table:formula="of:=[.E31]*[.$F$1]" office:value-type="float" office:value="200">
            <text:p>200</text:p>
          </table:table-cell>
          <table:table-cell table:style-name="ce40" office:value-type="float" office:value="0.2619">
            <text:p>0.2619</text:p>
          </table:table-cell>
          <table:table-cell table:style-name="ce40" table:formula="of:=[.F31]*[.G31]" office:value-type="float" office:value="52.38">
            <text:p>52.38</text:p>
          </table:table-cell>
          <table:table-cell table:style-name="ce40" table:formula="of:=[.H31]/[.$F$1]" office:value-type="float" office:value="0.5238">
            <text:p>0.5238</text:p>
          </table:table-cell>
          <table:table-cell table:style-name="ce55" table:formula="of:=[.E31]*[.$J$1]" office:value-type="float" office:value="400">
            <text:p>400</text:p>
          </table:table-cell>
          <table:table-cell table:style-name="ce55" office:value-type="float" office:value="0.2352">
            <text:p>0.2352</text:p>
          </table:table-cell>
          <table:table-cell table:style-name="ce55" table:formula="of:=[.J31]*[.K31]" office:value-type="float" office:value="94.08">
            <text:p>94.08</text:p>
          </table:table-cell>
          <table:table-cell table:style-name="ce55" table:formula="of:=[.L31]/[.$J$1]" office:value-type="float" office:value="0.4704">
            <text:p>0.4704</text:p>
          </table:table-cell>
          <table:table-cell table:style-name="ce64" table:formula="of:=[.E31]*[.$N$1]" office:value-type="float" office:value="400">
            <text:p>400</text:p>
          </table:table-cell>
          <table:table-cell table:style-name="ce64" office:value-type="float" office:value="0.2352">
            <text:p>0.2352</text:p>
          </table:table-cell>
          <table:table-cell table:style-name="ce64" table:formula="of:=[.N31]*[.O31]" office:value-type="float" office:value="94.08">
            <text:p>94.08</text:p>
          </table:table-cell>
          <table:table-cell table:style-name="ce64" table:formula="of:=[.P31]/[.$J$1]" office:value-type="float" office:value="0.4704">
            <text:p>0.4704</text:p>
          </table:table-cell>
          <table:table-cell table:style-name="ce72" table:formula="of:=[.E31]*[.$R$1]" office:value-type="float" office:value="20">
            <text:p>20</text:p>
          </table:table-cell>
          <table:table-cell table:style-name="ce72" office:value-type="float" office:value="0">
            <text:p>0</text:p>
          </table:table-cell>
          <table:table-cell table:style-name="ce72" table:formula="of:=[.R31]*[.S31]" office:value-type="float" office:value="0">
            <text:p>0</text:p>
          </table:table-cell>
          <table:table-cell table:style-name="ce72" table:formula="of:=[.T31]/[.$R$1]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style-name="ce3"/>
          <table:table-cell table:style-name="ce3" office:value-type="string">
            <text:p>609-3300-ND</text:p>
          </table:table-cell>
          <table:table-cell table:number-columns-repeated="2" table:style-name="ce3" office:value-type="string">
            <text:p>gold-plated headers, 8-pin</text:p>
          </table:table-cell>
          <table:table-cell table:style-name="ce3" office:value-type="float" office:value="2">
            <text:p>2</text:p>
          </table:table-cell>
          <table:table-cell table:style-name="ce40" table:formula="of:=[.E32]*[.$F$1]" office:value-type="float" office:value="200">
            <text:p>200</text:p>
          </table:table-cell>
          <table:table-cell table:style-name="ce40" office:value-type="float" office:value="0.2646">
            <text:p>0.2646</text:p>
          </table:table-cell>
          <table:table-cell table:style-name="ce40" table:formula="of:=[.F32]*[.G32]" office:value-type="float" office:value="52.92">
            <text:p>52.92</text:p>
          </table:table-cell>
          <table:table-cell table:style-name="ce40" table:formula="of:=[.H32]/[.$F$1]" office:value-type="float" office:value="0.5292">
            <text:p>0.5292</text:p>
          </table:table-cell>
          <table:table-cell table:style-name="ce55" table:formula="of:=[.E32]*[.$J$1]" office:value-type="float" office:value="400">
            <text:p>400</text:p>
          </table:table-cell>
          <table:table-cell table:style-name="ce55" office:value-type="float" office:value="0.2376">
            <text:p>0.2376</text:p>
          </table:table-cell>
          <table:table-cell table:style-name="ce55" table:formula="of:=[.J32]*[.K32]" office:value-type="float" office:value="95.04">
            <text:p>95.04</text:p>
          </table:table-cell>
          <table:table-cell table:style-name="ce55" table:formula="of:=[.L32]/[.$J$1]" office:value-type="float" office:value="0.4752">
            <text:p>0.4752</text:p>
          </table:table-cell>
          <table:table-cell table:style-name="ce64" table:formula="of:=[.E32]*[.$N$1]" office:value-type="float" office:value="400">
            <text:p>400</text:p>
          </table:table-cell>
          <table:table-cell table:style-name="ce64" office:value-type="float" office:value="0.2376">
            <text:p>0.2376</text:p>
          </table:table-cell>
          <table:table-cell table:style-name="ce64" table:formula="of:=[.N32]*[.O32]" office:value-type="float" office:value="95.04">
            <text:p>95.04</text:p>
          </table:table-cell>
          <table:table-cell table:style-name="ce64" table:formula="of:=[.P32]/[.$J$1]" office:value-type="float" office:value="0.4752">
            <text:p>0.4752</text:p>
          </table:table-cell>
          <table:table-cell table:style-name="ce72" table:formula="of:=[.E32]*[.$R$1]" office:value-type="float" office:value="20">
            <text:p>20</text:p>
          </table:table-cell>
          <table:table-cell table:style-name="ce72" office:value-type="float" office:value="0">
            <text:p>0</text:p>
          </table:table-cell>
          <table:table-cell table:style-name="ce72" table:formula="of:=[.R32]*[.S32]" office:value-type="float" office:value="0">
            <text:p>0</text:p>
          </table:table-cell>
          <table:table-cell table:style-name="ce72" table:formula="of:=[.T32]/[.$R$1]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style-name="ce3"/>
          <table:table-cell table:style-name="ce3" office:value-type="string">
            <text:p>609-3465-ND</text:p>
          </table:table-cell>
          <table:table-cell table:number-columns-repeated="2" table:style-name="ce3" office:value-type="string">
            <text:p>gold-plated breakaway 36-pin</text:p>
          </table:table-cell>
          <table:table-cell table:style-name="ce3" office:value-type="float" office:value="1">
            <text:p>1</text:p>
          </table:table-cell>
          <table:table-cell table:style-name="ce40" table:formula="of:=[.E33]*[.$F$1]" office:value-type="float" office:value="100">
            <text:p>100</text:p>
          </table:table-cell>
          <table:table-cell table:style-name="ce40" office:value-type="float" office:value="0">
            <text:p>0</text:p>
          </table:table-cell>
          <table:table-cell table:style-name="ce40" table:formula="of:=[.F33]*[.G33]" office:value-type="float" office:value="0">
            <text:p>0</text:p>
          </table:table-cell>
          <table:table-cell table:style-name="ce40" table:formula="of:=[.H33]/[.$F$1]" office:value-type="float" office:value="0">
            <text:p>0</text:p>
          </table:table-cell>
          <table:table-cell table:style-name="ce55" table:formula="of:=[.E33]*[.$J$1]" office:value-type="float" office:value="200">
            <text:p>200</text:p>
          </table:table-cell>
          <table:table-cell table:style-name="ce55" office:value-type="float" office:value="0">
            <text:p>0</text:p>
          </table:table-cell>
          <table:table-cell table:style-name="ce55" table:formula="of:=[.J33]*[.K33]" office:value-type="float" office:value="0">
            <text:p>0</text:p>
          </table:table-cell>
          <table:table-cell table:style-name="ce55" table:formula="of:=[.L33]/[.$J$1]" office:value-type="float" office:value="0">
            <text:p>0</text:p>
          </table:table-cell>
          <table:table-cell table:style-name="ce64" table:formula="of:=[.E33]*[.$N$1]" office:value-type="float" office:value="200">
            <text:p>200</text:p>
          </table:table-cell>
          <table:table-cell table:style-name="ce64" office:value-type="float" office:value="0">
            <text:p>0</text:p>
          </table:table-cell>
          <table:table-cell table:style-name="ce64" table:formula="of:=[.N33]*[.O33]" office:value-type="float" office:value="0">
            <text:p>0</text:p>
          </table:table-cell>
          <table:table-cell table:style-name="ce64" table:formula="of:=[.P33]/[.$J$1]" office:value-type="float" office:value="0">
            <text:p>0</text:p>
          </table:table-cell>
          <table:table-cell table:style-name="ce72" table:formula="of:=[.E33]*[.$R$1]" office:value-type="float" office:value="10">
            <text:p>10</text:p>
          </table:table-cell>
          <table:table-cell table:style-name="ce72" office:value-type="float" office:value="0.707">
            <text:p>0.707</text:p>
          </table:table-cell>
          <table:table-cell table:style-name="ce72" table:formula="of:=[.R33]*[.S33]" office:value-type="float" office:value="7.07">
            <text:p>7.07</text:p>
          </table:table-cell>
          <table:table-cell table:style-name="ce72" table:formula="of:=[.T33]/[.$R$1]" office:value-type="float" office:value="0.707">
            <text:p>0.707</text:p>
          </table:table-cell>
          <table:table-cell table:number-columns-repeated="1003"/>
        </table:table-row>
        <table:table-row table:style-name="ro2">
          <table:table-cell table:style-name="ce3"/>
          <table:table-cell table:style-name="ce3" office:value-type="string">
            <text:p>Adafruit (206)</text:p>
          </table:table-cell>
          <table:table-cell table:number-columns-repeated="2" table:style-name="ce3" office:value-type="string">
            <text:p>6" cable with .100" 6 position</text:p>
          </table:table-cell>
          <table:table-cell table:style-name="ce3" office:value-type="float" office:value="1">
            <text:p>1</text:p>
          </table:table-cell>
          <table:table-cell table:style-name="ce40" table:formula="of:=[.E34]*[.$F$1]" office:value-type="float" office:value="100">
            <text:p>100</text:p>
          </table:table-cell>
          <table:table-cell table:style-name="ce40" office:value-type="float" office:value="0">
            <text:p>0</text:p>
          </table:table-cell>
          <table:table-cell table:style-name="ce40" table:formula="of:=[.F34]*[.G34]" office:value-type="float" office:value="0">
            <text:p>0</text:p>
          </table:table-cell>
          <table:table-cell table:style-name="ce40" table:formula="of:=[.H34]/[.$F$1]" office:value-type="float" office:value="0">
            <text:p>0</text:p>
          </table:table-cell>
          <table:table-cell table:style-name="ce55" table:formula="of:=[.E34]*[.$J$1]" office:value-type="float" office:value="200">
            <text:p>200</text:p>
          </table:table-cell>
          <table:table-cell table:style-name="ce55" office:value-type="float" office:value="0">
            <text:p>0</text:p>
          </table:table-cell>
          <table:table-cell table:style-name="ce55" table:formula="of:=[.J34]*[.K34]" office:value-type="float" office:value="0">
            <text:p>0</text:p>
          </table:table-cell>
          <table:table-cell table:style-name="ce55" table:formula="of:=[.L34]/[.$J$1]" office:value-type="float" office:value="0">
            <text:p>0</text:p>
          </table:table-cell>
          <table:table-cell table:style-name="ce64" table:formula="of:=[.E34]*[.$N$1]" office:value-type="float" office:value="200">
            <text:p>200</text:p>
          </table:table-cell>
          <table:table-cell table:style-name="ce64" office:value-type="float" office:value="0">
            <text:p>0</text:p>
          </table:table-cell>
          <table:table-cell table:style-name="ce64" table:formula="of:=[.N34]*[.O34]" office:value-type="float" office:value="0">
            <text:p>0</text:p>
          </table:table-cell>
          <table:table-cell table:style-name="ce64" table:formula="of:=[.P34]/[.$J$1]" office:value-type="float" office:value="0">
            <text:p>0</text:p>
          </table:table-cell>
          <table:table-cell table:style-name="ce72" table:formula="of:=[.E34]*[.$R$1]" office:value-type="float" office:value="10">
            <text:p>10</text:p>
          </table:table-cell>
          <table:table-cell table:style-name="ce72" office:value-type="float" office:value="1.5">
            <text:p>1.5</text:p>
          </table:table-cell>
          <table:table-cell table:style-name="ce72" table:formula="of:=[.R34]*[.S34]" office:value-type="float" office:value="15">
            <text:p>15</text:p>
          </table:table-cell>
          <table:table-cell table:style-name="ce72" table:formula="of:=[.T34]/[.$R$1]" office:value-type="float" office:value="1.5">
            <text:p>1.5</text:p>
          </table:table-cell>
          <table:table-cell table:number-columns-repeated="1003"/>
        </table:table-row>
        <table:table-row table:style-name="ro2">
          <table:table-cell table:style-name="ce3" table:number-columns-repeated="2"/>
          <table:table-cell table:number-columns-repeated="2" table:style-name="ce3" office:value-type="string">
            <text:p>Printed quickstart guide 1 page</text:p>
          </table:table-cell>
          <table:table-cell table:style-name="ce3" office:value-type="float" office:value="1">
            <text:p>1</text:p>
          </table:table-cell>
          <table:table-cell table:style-name="ce40" table:formula="of:=[.E35]*[.$F$1]" office:value-type="float" office:value="100">
            <text:p>100</text:p>
          </table:table-cell>
          <table:table-cell table:style-name="ce40" office:value-type="float" office:value="0.01">
            <text:p>0.01</text:p>
          </table:table-cell>
          <table:table-cell table:style-name="ce40" table:formula="of:=[.F35]*[.G35]" office:value-type="float" office:value="1">
            <text:p>1</text:p>
          </table:table-cell>
          <table:table-cell table:style-name="ce40" table:formula="of:=[.H35]/[.$F$1]" office:value-type="float" office:value="0.01">
            <text:p>0.01</text:p>
          </table:table-cell>
          <table:table-cell table:style-name="ce55" table:formula="of:=[.E35]*[.$J$1]" office:value-type="float" office:value="200">
            <text:p>200</text:p>
          </table:table-cell>
          <table:table-cell table:style-name="ce55" office:value-type="float" office:value="0.01">
            <text:p>0.01</text:p>
          </table:table-cell>
          <table:table-cell table:style-name="ce55" table:formula="of:=[.J35]*[.K35]" office:value-type="float" office:value="2">
            <text:p>2</text:p>
          </table:table-cell>
          <table:table-cell table:style-name="ce55" table:formula="of:=[.L35]/[.$J$1]" office:value-type="float" office:value="0.01">
            <text:p>0.01</text:p>
          </table:table-cell>
          <table:table-cell table:style-name="ce64" table:formula="of:=[.E35]*[.$N$1]" office:value-type="float" office:value="200">
            <text:p>200</text:p>
          </table:table-cell>
          <table:table-cell table:style-name="ce64" office:value-type="float" office:value="0.01">
            <text:p>0.01</text:p>
          </table:table-cell>
          <table:table-cell table:style-name="ce64" table:formula="of:=[.N35]*[.O35]" office:value-type="float" office:value="2">
            <text:p>2</text:p>
          </table:table-cell>
          <table:table-cell table:style-name="ce64" table:formula="of:=[.P35]/[.$J$1]" office:value-type="float" office:value="0.01">
            <text:p>0.01</text:p>
          </table:table-cell>
          <table:table-cell table:style-name="ce72" table:formula="of:=[.E35]*[.$R$1]" office:value-type="float" office:value="10">
            <text:p>10</text:p>
          </table:table-cell>
          <table:table-cell table:style-name="ce72" office:value-type="float" office:value="0">
            <text:p>0</text:p>
          </table:table-cell>
          <table:table-cell table:style-name="ce72" table:formula="of:=[.R35]*[.S35]" office:value-type="float" office:value="0">
            <text:p>0</text:p>
          </table:table-cell>
          <table:table-cell table:style-name="ce72" table:formula="of:=[.T35]/[.$R$1]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number-columns-repeated="7"/>
          <table:table-cell table:style-name="ce48" table:formula="of:=SUM([.H26:.H35])" office:value-type="float" office:value="1220.868">
            <text:p>1220.868</text:p>
          </table:table-cell>
          <table:table-cell table:style-name="ce48" table:formula="of:=SUM([.I26:.I35])" office:value-type="float" office:value="12.20868">
            <text:p>12.20868</text:p>
          </table:table-cell>
          <table:table-cell table:number-columns-repeated="2"/>
          <table:table-cell table:style-name="ce48" table:formula="of:=SUM([.L26:.L35])" office:value-type="float" office:value="2420.256">
            <text:p>2420.256</text:p>
          </table:table-cell>
          <table:table-cell table:style-name="ce48" table:formula="of:=SUM([.M26:.M35])" office:value-type="float" office:value="12.10128">
            <text:p>12.10128</text:p>
          </table:table-cell>
          <table:table-cell table:number-columns-repeated="2"/>
          <table:table-cell table:style-name="ce46" table:formula="of:=SUM([.P26:.P35])" office:value-type="float" office:value="2420.256">
            <text:p>2420.256</text:p>
          </table:table-cell>
          <table:table-cell table:style-name="ce46" table:formula="of:=SUM([.Q26:.Q35])" office:value-type="float" office:value="12.10128">
            <text:p>12.10128</text:p>
          </table:table-cell>
          <table:table-cell table:number-columns-repeated="2"/>
          <table:table-cell table:style-name="ce46" table:formula="of:=SUM([.T26:.T35])" office:value-type="float" office:value="110.87">
            <text:p>110.87</text:p>
          </table:table-cell>
          <table:table-cell table:style-name="ce46" table:formula="of:=SUM([.U26:.U35])" office:value-type="float" office:value="11.087">
            <text:p>11.087</text:p>
          </table:table-cell>
          <table:table-cell table:number-columns-repeated="1003"/>
        </table:table-row>
        <table:table-row table:style-name="ro2">
          <table:table-cell table:style-name="ce8" office:value-type="string">
            <text:p>Keypad PCB</text:p>
          </table:table-cell>
          <table:table-cell table:style-name="ce24" table:number-columns-repeated="20"/>
          <table:table-cell table:number-columns-repeated="1003"/>
        </table:table-row>
        <table:table-row table:style-name="ro2">
          <table:table-cell table:style-name="ce2" office:value-type="string">
            <text:p>MFG part#</text:p>
          </table:table-cell>
          <table:table-cell table:style-name="ce2" office:value-type="string">
            <text:p>Digikey part#</text:p>
          </table:table-cell>
          <table:table-cell table:style-name="ce2" office:value-type="string">
            <text:p>Reference #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Unit quantity</text:p>
          </table:table-cell>
          <table:table-cell table:style-name="ce37" office:value-type="string">
            <text:p>Extend Qty</text:p>
          </table:table-cell>
          <table:table-cell table:style-name="ce2" office:value-type="string">
            <text:p>Unit Price</text:p>
          </table:table-cell>
          <table:table-cell table:style-name="ce2" office:value-type="string">
            <text:p>Extend Price</text:p>
          </table:table-cell>
          <table:table-cell table:style-name="ce50" office:value-type="string">
            <text:p>Cost per Unit</text:p>
          </table:table-cell>
          <table:table-cell table:style-name="ce37" office:value-type="string">
            <text:p>Extend Qty</text:p>
          </table:table-cell>
          <table:table-cell table:style-name="ce2" office:value-type="string">
            <text:p>Unit Price</text:p>
          </table:table-cell>
          <table:table-cell table:style-name="ce2" office:value-type="string">
            <text:p>Extend Price</text:p>
          </table:table-cell>
          <table:table-cell table:style-name="ce50" office:value-type="string">
            <text:p>Cost per Unit</text:p>
          </table:table-cell>
          <table:table-cell table:style-name="ce37" office:value-type="string">
            <text:p>Extend Qty</text:p>
          </table:table-cell>
          <table:table-cell table:style-name="ce2" office:value-type="string">
            <text:p>Unit Price</text:p>
          </table:table-cell>
          <table:table-cell table:style-name="ce2" office:value-type="string">
            <text:p>Extend Price</text:p>
          </table:table-cell>
          <table:table-cell table:style-name="ce50" office:value-type="string">
            <text:p>Cost per Unit</text:p>
          </table:table-cell>
          <table:table-cell table:style-name="ce37" office:value-type="string">
            <text:p>Extend Qty</text:p>
          </table:table-cell>
          <table:table-cell table:style-name="ce2" office:value-type="string">
            <text:p>Unit Price</text:p>
          </table:table-cell>
          <table:table-cell table:style-name="ce2" office:value-type="string">
            <text:p>Extend Price</text:p>
          </table:table-cell>
          <table:table-cell table:style-name="ce50" office:value-type="string">
            <text:p>Cost per Unit</text:p>
          </table:table-cell>
          <table:table-cell table:number-columns-repeated="1003"/>
        </table:table-row>
        <table:table-row table:style-name="ro2">
          <table:table-cell table:style-name="ce9" table:number-columns-repeated="3"/>
          <table:table-cell table:style-name="ce9" office:value-type="string">
            <text:p>PCB (Keypad)</text:p>
          </table:table-cell>
          <table:table-cell table:style-name="ce9" office:value-type="float" office:value="1">
            <text:p>1</text:p>
          </table:table-cell>
          <table:table-cell table:style-name="ce40" table:formula="of:=[.E39]*[.$F$1]" office:value-type="float" office:value="100">
            <text:p>100</text:p>
          </table:table-cell>
          <table:table-cell table:style-name="ce40" office:value-type="float" office:value="4.5">
            <text:p>4.5</text:p>
          </table:table-cell>
          <table:table-cell table:style-name="ce40" table:formula="of:=[.F39]*[.G39]" office:value-type="float" office:value="450">
            <text:p>450</text:p>
          </table:table-cell>
          <table:table-cell table:style-name="ce40" office:value-type="float" office:value="4.5">
            <text:p>4.5</text:p>
          </table:table-cell>
          <table:table-cell table:style-name="ce55" table:formula="of:=[.E39]*[.$J$1]" office:value-type="float" office:value="200">
            <text:p>200</text:p>
          </table:table-cell>
          <table:table-cell table:style-name="ce55" office:value-type="float" office:value="2.5">
            <text:p>2.5</text:p>
          </table:table-cell>
          <table:table-cell table:style-name="ce55" table:formula="of:=[.J39]*[.K39]" office:value-type="float" office:value="500">
            <text:p>500</text:p>
          </table:table-cell>
          <table:table-cell table:style-name="ce55" office:value-type="float" office:value="2.5">
            <text:p>2.5</text:p>
          </table:table-cell>
          <table:table-cell table:style-name="ce64" table:formula="of:=[.E39]*[.$N$1]" office:value-type="float" office:value="200">
            <text:p>200</text:p>
          </table:table-cell>
          <table:table-cell table:style-name="ce64" office:value-type="float" office:value="1.27">
            <text:p>1.27</text:p>
          </table:table-cell>
          <table:table-cell table:style-name="ce64" table:formula="of:=[.N39]*[.O39]" office:value-type="float" office:value="254">
            <text:p>254</text:p>
          </table:table-cell>
          <table:table-cell table:style-name="ce64" table:formula="of:=[.P39]/[.$N$1]" office:value-type="float" office:value="1.27">
            <text:p>1.27</text:p>
          </table:table-cell>
          <table:table-cell table:style-name="ce72" table:formula="of:=[.E39]*[.$R$1]" office:value-type="float" office:value="10">
            <text:p>10</text:p>
          </table:table-cell>
          <table:table-cell table:style-name="ce72" office:value-type="float" office:value="1.27">
            <text:p>1.27</text:p>
          </table:table-cell>
          <table:table-cell table:style-name="ce72" table:formula="of:=[.R39]*[.S39]" office:value-type="float" office:value="12.7">
            <text:p>12.7</text:p>
          </table:table-cell>
          <table:table-cell table:style-name="ce72" table:formula="of:=[.T39]/[.$R$1]" office:value-type="float" office:value="1.27">
            <text:p>1.27</text:p>
          </table:table-cell>
          <table:table-cell table:number-columns-repeated="1003"/>
        </table:table-row>
        <table:table-row table:style-name="ro2">
          <table:table-cell table:number-columns-repeated="7"/>
          <table:table-cell table:style-name="ce46" table:formula="of:=SUM([.H39])" office:value-type="float" office:value="450">
            <text:p>450</text:p>
          </table:table-cell>
          <table:table-cell table:style-name="ce46" table:formula="of:=SUM([.I39])" office:value-type="float" office:value="4.5">
            <text:p>4.5</text:p>
          </table:table-cell>
          <table:table-cell table:number-columns-repeated="2"/>
          <table:table-cell table:style-name="ce46" table:formula="of:=SUM([.L39])" office:value-type="float" office:value="500">
            <text:p>500</text:p>
          </table:table-cell>
          <table:table-cell table:style-name="ce46" table:formula="of:=SUM([.M39])" office:value-type="float" office:value="2.5">
            <text:p>2.5</text:p>
          </table:table-cell>
          <table:table-cell table:number-columns-repeated="2"/>
          <table:table-cell table:style-name="ce46" table:formula="of:=SUM([.P39])" office:value-type="float" office:value="254">
            <text:p>254</text:p>
          </table:table-cell>
          <table:table-cell table:style-name="ce46" table:formula="of:=SUM([.Q39])" office:value-type="float" office:value="1.27">
            <text:p>1.27</text:p>
          </table:table-cell>
          <table:table-cell table:number-columns-repeated="2"/>
          <table:table-cell table:style-name="ce46" table:formula="of:=SUM([.T39])" office:value-type="float" office:value="12.7">
            <text:p>12.7</text:p>
          </table:table-cell>
          <table:table-cell table:style-name="ce46" table:formula="of:=SUM([.U39])" office:value-type="float" office:value="1.27">
            <text:p>1.27</text:p>
          </table:table-cell>
          <table:table-cell table:number-columns-repeated="1003"/>
        </table:table-row>
        <table:table-row table:style-name="ro2">
          <table:table-cell table:style-name="ce10" office:value-type="string">
            <text:p>Keypad Parts</text:p>
          </table:table-cell>
          <table:table-cell table:style-name="ce25" table:number-columns-repeated="12"/>
          <table:table-cell table:style-name="ce24" table:number-columns-repeated="8"/>
          <table:table-cell table:number-columns-repeated="1003"/>
        </table:table-row>
        <table:table-row table:style-name="ro2">
          <table:table-cell table:style-name="ce2" office:value-type="string">
            <text:p>MFG part#</text:p>
          </table:table-cell>
          <table:table-cell table:style-name="ce2" office:value-type="string">
            <text:p>Digikey part#</text:p>
          </table:table-cell>
          <table:table-cell table:style-name="ce2" office:value-type="string">
            <text:p>Reference #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Unit quantity</text:p>
          </table:table-cell>
          <table:table-cell table:style-name="ce37" office:value-type="string">
            <text:p>Extend Qty</text:p>
          </table:table-cell>
          <table:table-cell table:style-name="ce2" office:value-type="string">
            <text:p>Unit Price</text:p>
          </table:table-cell>
          <table:table-cell table:style-name="ce2" office:value-type="string">
            <text:p>Extend Price</text:p>
          </table:table-cell>
          <table:table-cell table:style-name="ce50" office:value-type="string">
            <text:p>Cost per Unit</text:p>
          </table:table-cell>
          <table:table-cell table:style-name="ce37" office:value-type="string">
            <text:p>Extend Qty</text:p>
          </table:table-cell>
          <table:table-cell table:style-name="ce2" office:value-type="string">
            <text:p>Unit Price</text:p>
          </table:table-cell>
          <table:table-cell table:style-name="ce2" office:value-type="string">
            <text:p>Extend Price</text:p>
          </table:table-cell>
          <table:table-cell table:style-name="ce50" office:value-type="string">
            <text:p>Cost per Unit</text:p>
          </table:table-cell>
          <table:table-cell table:style-name="ce37" office:value-type="string">
            <text:p>Extend Qty</text:p>
          </table:table-cell>
          <table:table-cell table:style-name="ce2" office:value-type="string">
            <text:p>Unit Price</text:p>
          </table:table-cell>
          <table:table-cell table:style-name="ce2" office:value-type="string">
            <text:p>Extend Price</text:p>
          </table:table-cell>
          <table:table-cell table:style-name="ce50" office:value-type="string">
            <text:p>Cost per Unit</text:p>
          </table:table-cell>
          <table:table-cell table:style-name="ce37" office:value-type="string">
            <text:p>Extend Qty</text:p>
          </table:table-cell>
          <table:table-cell table:style-name="ce2" office:value-type="string">
            <text:p>Unit Price</text:p>
          </table:table-cell>
          <table:table-cell table:style-name="ce2" office:value-type="string">
            <text:p>Extend Price</text:p>
          </table:table-cell>
          <table:table-cell table:style-name="ce50" office:value-type="string">
            <text:p>Cost per Unit</text:p>
          </table:table-cell>
          <table:table-cell table:style-name="ce79" table:number-columns-repeated="1003"/>
        </table:table-row>
        <table:table-row table:style-name="ro7">
          <table:table-cell table:style-name="ce11"/>
          <table:table-cell table:style-name="ce26" office:value-type="string">
            <text:p>A31442-ND</text:p>
          </table:table-cell>
          <table:table-cell table:style-name="ce32" office:value-type="string">
            <text:p>RJ45 Keypad</text:p>
          </table:table-cell>
          <table:table-cell table:style-name="ce33" office:value-type="string">
            <text:p>RJ45 connector right-angle</text:p>
          </table:table-cell>
          <table:table-cell table:style-name="ce26" office:value-type="float" office:value="1">
            <text:p>1</text:p>
          </table:table-cell>
          <table:table-cell table:style-name="ce40" table:formula="of:=[.E43]*[.$F$1]" office:value-type="float" office:value="100">
            <text:p>100</text:p>
          </table:table-cell>
          <table:table-cell table:style-name="ce45" office:value-type="float" office:value="1.0408">
            <text:p>1.0408</text:p>
          </table:table-cell>
          <table:table-cell table:style-name="ce40" table:formula="of:=[.F43]*[.G43]" office:value-type="float" office:value="104.08">
            <text:p>104.08</text:p>
          </table:table-cell>
          <table:table-cell table:style-name="ce40" table:formula="of:=[.H43]/[.$F$1]" office:value-type="float" office:value="1.0408">
            <text:p>1.0408</text:p>
          </table:table-cell>
          <table:table-cell table:style-name="ce55" table:formula="of:=[.E43]*[.$J$1]" office:value-type="float" office:value="200">
            <text:p>200</text:p>
          </table:table-cell>
          <table:table-cell table:style-name="ce59" office:value-type="float" office:value="0.94616">
            <text:p>0.94616</text:p>
          </table:table-cell>
          <table:table-cell table:style-name="ce55" table:formula="of:=[.J43]*[.K43]" office:value-type="float" office:value="189.232">
            <text:p>189.232</text:p>
          </table:table-cell>
          <table:table-cell table:style-name="ce55" table:formula="of:=[.L43]/[.$J$1]" office:value-type="float" office:value="0.94616">
            <text:p>0.94616</text:p>
          </table:table-cell>
          <table:table-cell table:style-name="ce63" table:formula="of:=[.E43]*[.$N$1]" office:value-type="float" office:value="200">
            <text:p>200</text:p>
          </table:table-cell>
          <table:table-cell table:style-name="ce67" office:value-type="float" office:value="0.85154">
            <text:p>0.85154</text:p>
          </table:table-cell>
          <table:table-cell table:style-name="ce63" table:formula="of:=[.N43]*[.O43]" office:value-type="float" office:value="170.308">
            <text:p>170.308</text:p>
          </table:table-cell>
          <table:table-cell table:style-name="ce63" table:formula="of:=[.P43]/[.$N$1]" office:value-type="float" office:value="0.85154">
            <text:p>0.85154</text:p>
          </table:table-cell>
          <table:table-cell table:style-name="ce72" table:formula="of:=[.E43]*[.$R$1]" office:value-type="float" office:value="10">
            <text:p>10</text:p>
          </table:table-cell>
          <table:table-cell table:style-name="ce76" office:value-type="float" office:value="1.206">
            <text:p>1.206</text:p>
          </table:table-cell>
          <table:table-cell table:style-name="ce72" table:formula="of:=[.R43]*[.S43]" office:value-type="float" office:value="12.06">
            <text:p>12.06</text:p>
          </table:table-cell>
          <table:table-cell table:style-name="ce72" table:formula="of:=[.T43]/[.$R$1]" office:value-type="float" office:value="1.206">
            <text:p>1.206</text:p>
          </table:table-cell>
          <table:table-cell table:number-columns-repeated="1003"/>
        </table:table-row>
        <table:table-row table:style-name="ro3">
          <table:table-cell table:style-name="ce12"/>
          <table:table-cell table:style-name="ce9" office:value-type="string">
            <text:p>SW402-ND</text:p>
          </table:table-cell>
          <table:table-cell table:style-name="ce33" office:value-type="string">
            <text:p>OUT1,OUT2,OUT3,OUT4,REC</text:p>
          </table:table-cell>
          <table:table-cell table:style-name="ce33" office:value-type="string">
            <text:p>Pushbutton</text:p>
          </table:table-cell>
          <table:table-cell table:style-name="ce9" office:value-type="float" office:value="5">
            <text:p>5</text:p>
          </table:table-cell>
          <table:table-cell table:style-name="ce40" table:formula="of:=[.E44]*[.$F$1]" office:value-type="float" office:value="500">
            <text:p>500</text:p>
          </table:table-cell>
          <table:table-cell table:style-name="ce40" office:value-type="float" office:value="0.2103">
            <text:p>0.2103</text:p>
          </table:table-cell>
          <table:table-cell table:style-name="ce40" table:formula="of:=[.F44]*[.G44]" office:value-type="float" office:value="105.15">
            <text:p>105.15</text:p>
          </table:table-cell>
          <table:table-cell table:style-name="ce40" table:formula="of:=[.H44]/[.$F$1]" office:value-type="float" office:value="1.0515">
            <text:p>1.0515</text:p>
          </table:table-cell>
          <table:table-cell table:style-name="ce55" table:formula="of:=[.E44]*[.$J$1]" office:value-type="float" office:value="1000">
            <text:p>1000</text:p>
          </table:table-cell>
          <table:table-cell table:style-name="ce55" office:value-type="float" office:value="0.18927">
            <text:p>0.18927</text:p>
          </table:table-cell>
          <table:table-cell table:style-name="ce55" table:formula="of:=[.J44]*[.K44]" office:value-type="float" office:value="189.27">
            <text:p>189.27</text:p>
          </table:table-cell>
          <table:table-cell table:style-name="ce55" table:formula="of:=[.L44]/[.$J$1]" office:value-type="float" office:value="0.94635">
            <text:p>0.94635</text:p>
          </table:table-cell>
          <table:table-cell table:style-name="ce63" table:formula="of:=[.E44]*[.$N$1]" office:value-type="float" office:value="1000">
            <text:p>1000</text:p>
          </table:table-cell>
          <table:table-cell table:style-name="ce63" office:value-type="float" office:value="0.18927">
            <text:p>0.18927</text:p>
          </table:table-cell>
          <table:table-cell table:style-name="ce63" table:formula="of:=[.N44]*[.O44]" office:value-type="float" office:value="189.27">
            <text:p>189.27</text:p>
          </table:table-cell>
          <table:table-cell table:style-name="ce63" table:formula="of:=[.P44]/[.$N$1]" office:value-type="float" office:value="0.94635">
            <text:p>0.94635</text:p>
          </table:table-cell>
          <table:table-cell table:style-name="ce72" table:formula="of:=[.E44]*[.$R$1]" office:value-type="float" office:value="50">
            <text:p>50</text:p>
          </table:table-cell>
          <table:table-cell table:style-name="ce72" office:value-type="float" office:value="0.2524">
            <text:p>0.2524</text:p>
          </table:table-cell>
          <table:table-cell table:style-name="ce72" table:formula="of:=[.R44]*[.S44]" office:value-type="float" office:value="12.62">
            <text:p>12.62</text:p>
          </table:table-cell>
          <table:table-cell table:style-name="ce72" table:formula="of:=[.T44]/[.$R$1]" office:value-type="float" office:value="1.262">
            <text:p>1.262</text:p>
          </table:table-cell>
          <table:table-cell table:number-columns-repeated="1003"/>
        </table:table-row>
        <table:table-row table:style-name="ro2">
          <table:table-cell table:style-name="ce13" table:number-columns-repeated="5"/>
          <table:table-cell table:number-columns-repeated="2"/>
          <table:table-cell table:style-name="ce46" table:formula="of:=SUM([.H43:.H44])" office:value-type="float" office:value="209.23">
            <text:p>209.23</text:p>
          </table:table-cell>
          <table:table-cell table:style-name="ce46" table:formula="of:=SUM([.I43:.I44])" office:value-type="float" office:value="2.0923">
            <text:p>2.0923</text:p>
          </table:table-cell>
          <table:table-cell table:number-columns-repeated="2"/>
          <table:table-cell table:style-name="ce46" table:formula="of:=SUM([.L43:.L44])" office:value-type="float" office:value="378.502">
            <text:p>378.502</text:p>
          </table:table-cell>
          <table:table-cell table:style-name="ce46" table:formula="of:=SUM([.M43:.M44])" office:value-type="float" office:value="1.89251">
            <text:p>1.89251</text:p>
          </table:table-cell>
          <table:table-cell table:number-columns-repeated="2"/>
          <table:table-cell table:style-name="ce46" table:formula="of:=SUM([.P43:.P44])" office:value-type="float" office:value="359.578">
            <text:p>359.578</text:p>
          </table:table-cell>
          <table:table-cell table:style-name="ce46" table:formula="of:=SUM([.Q43:.Q44])" office:value-type="float" office:value="1.79789">
            <text:p>1.79789</text:p>
          </table:table-cell>
          <table:table-cell table:number-columns-repeated="2"/>
          <table:table-cell table:style-name="ce46" table:formula="of:=SUM([.T43:.T44])" office:value-type="float" office:value="24.68">
            <text:p>24.68</text:p>
          </table:table-cell>
          <table:table-cell table:style-name="ce46" table:formula="of:=SUM([.U43:.U44])" office:value-type="float" office:value="2.468">
            <text:p>2.468</text:p>
          </table:table-cell>
          <table:table-cell table:number-columns-repeated="100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4" office:value-type="string">
            <text:p>Packaging</text:p>
          </table:table-cell>
          <table:table-cell table:style-name="ce27" table:number-columns-repeated="20"/>
          <table:table-cell table:number-columns-repeated="1003"/>
        </table:table-row>
        <table:table-row table:style-name="ro2">
          <table:table-cell table:style-name="ce15" office:value-type="string">
            <text:p>MFG part#</text:p>
          </table:table-cell>
          <table:table-cell table:style-name="ce15" office:value-type="string">
            <text:p>Digikey part#</text:p>
          </table:table-cell>
          <table:table-cell table:style-name="ce15" office:value-type="string">
            <text:p>Reference #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Unit quantity</text:p>
          </table:table-cell>
          <table:table-cell table:style-name="ce41" office:value-type="string">
            <text:p>Extend Qty</text:p>
          </table:table-cell>
          <table:table-cell table:style-name="ce15" office:value-type="string">
            <text:p>Unit Price</text:p>
          </table:table-cell>
          <table:table-cell table:style-name="ce15" office:value-type="string">
            <text:p>Extend Price</text:p>
          </table:table-cell>
          <table:table-cell table:style-name="ce52" office:value-type="string">
            <text:p>Cost per Unit</text:p>
          </table:table-cell>
          <table:table-cell table:style-name="ce41" office:value-type="string">
            <text:p>Extend Qty</text:p>
          </table:table-cell>
          <table:table-cell table:style-name="ce15" office:value-type="string">
            <text:p>Unit Price</text:p>
          </table:table-cell>
          <table:table-cell table:style-name="ce15" office:value-type="string">
            <text:p>Extend Price</text:p>
          </table:table-cell>
          <table:table-cell table:style-name="ce52" office:value-type="string">
            <text:p>Cost per Unit</text:p>
          </table:table-cell>
          <table:table-cell table:style-name="ce41" office:value-type="string">
            <text:p>Extend Qty</text:p>
          </table:table-cell>
          <table:table-cell table:style-name="ce15" office:value-type="string">
            <text:p>Unit Price</text:p>
          </table:table-cell>
          <table:table-cell table:style-name="ce15" office:value-type="string">
            <text:p>Extend Price</text:p>
          </table:table-cell>
          <table:table-cell table:style-name="ce52" office:value-type="string">
            <text:p>Cost per Unit</text:p>
          </table:table-cell>
          <table:table-cell table:style-name="ce41" office:value-type="string">
            <text:p>Extend Qty</text:p>
          </table:table-cell>
          <table:table-cell table:style-name="ce15" office:value-type="string">
            <text:p>Unit Price</text:p>
          </table:table-cell>
          <table:table-cell table:style-name="ce15" office:value-type="string">
            <text:p>Extend Price</text:p>
          </table:table-cell>
          <table:table-cell table:style-name="ce52" office:value-type="string">
            <text:p>Cost per Unit</text:p>
          </table:table-cell>
          <table:table-cell table:number-columns-repeated="1003"/>
        </table:table-row>
        <table:table-row table:style-name="ro2">
          <table:table-cell table:style-name="ce16"/>
          <table:table-cell table:style-name="ce16" office:value-type="string">
            <text:p>SCP313-ND</text:p>
          </table:table-cell>
          <table:table-cell table:style-name="ce16"/>
          <table:table-cell table:style-name="ce16" office:value-type="string">
            <text:p>Anti-static bag, 4" x 6"</text:p>
          </table:table-cell>
          <table:table-cell table:style-name="ce16" office:value-type="float" office:value="1">
            <text:p>1</text:p>
          </table:table-cell>
          <table:table-cell table:style-name="ce40" table:formula="of:=[.E50]*[.$F$1]" office:value-type="float" office:value="100">
            <text:p>100</text:p>
          </table:table-cell>
          <table:table-cell table:style-name="ce40" office:value-type="float" office:value="0.0612">
            <text:p>0.0612</text:p>
          </table:table-cell>
          <table:table-cell table:style-name="ce40" table:formula="of:=[.F50]*[.G50]" office:value-type="float" office:value="6.12">
            <text:p>6.12</text:p>
          </table:table-cell>
          <table:table-cell table:style-name="ce40" table:formula="of:=[.H50]/[.$F$1]" office:value-type="float" office:value="0.0612">
            <text:p>0.0612</text:p>
          </table:table-cell>
          <table:table-cell table:style-name="ce55" table:formula="of:=[.E50]*[.$J$1]" office:value-type="float" office:value="200">
            <text:p>200</text:p>
          </table:table-cell>
          <table:table-cell table:style-name="ce55" office:value-type="float" office:value="0.0612">
            <text:p>0.0612</text:p>
          </table:table-cell>
          <table:table-cell table:style-name="ce55" table:formula="of:=[.J50]*[.K50]" office:value-type="float" office:value="12.24">
            <text:p>12.24</text:p>
          </table:table-cell>
          <table:table-cell table:style-name="ce55" table:formula="of:=[.L50]/[.$J$1]" office:value-type="float" office:value="0.0612">
            <text:p>0.0612</text:p>
          </table:table-cell>
          <table:table-cell table:style-name="ce64" table:formula="of:=[.E50]*[.$N$1]" office:value-type="float" office:value="200">
            <text:p>200</text:p>
          </table:table-cell>
          <table:table-cell table:style-name="ce64" office:value-type="float" office:value="0.0612">
            <text:p>0.0612</text:p>
          </table:table-cell>
          <table:table-cell table:style-name="ce64" table:formula="of:=[.N50]*[.O50]" office:value-type="float" office:value="12.24">
            <text:p>12.24</text:p>
          </table:table-cell>
          <table:table-cell table:style-name="ce64" table:formula="of:=[.P50]/[.$J$1]" office:value-type="float" office:value="0.0612">
            <text:p>0.0612</text:p>
          </table:table-cell>
          <table:table-cell table:style-name="ce72" table:formula="of:=[.E50]*[.$R$1]" office:value-type="float" office:value="10">
            <text:p>10</text:p>
          </table:table-cell>
          <table:table-cell table:style-name="ce72" office:value-type="float" office:value="0.0612">
            <text:p>0.0612</text:p>
          </table:table-cell>
          <table:table-cell table:style-name="ce72" table:formula="of:=[.R50]*[.S50]" office:value-type="float" office:value="0.612">
            <text:p>0.612</text:p>
          </table:table-cell>
          <table:table-cell table:style-name="ce72" table:formula="of:=[.T50]/[.$R$1]" office:value-type="float" office:value="0.0612">
            <text:p>0.0612</text:p>
          </table:table-cell>
          <table:table-cell table:number-columns-repeated="1003"/>
        </table:table-row>
        <table:table-row table:style-name="ro2">
          <table:table-cell table:style-name="ce16" table:number-columns-repeated="3"/>
          <table:table-cell table:style-name="ce16" office:value-type="string">
            <text:p>corrugated mailable white box (size?)</text:p>
          </table:table-cell>
          <table:table-cell table:style-name="ce16" office:value-type="float" office:value="1">
            <text:p>1</text:p>
          </table:table-cell>
          <table:table-cell table:style-name="ce40" table:formula="of:=[.E51]*[.$F$1]" office:value-type="float" office:value="100">
            <text:p>100</text:p>
          </table:table-cell>
          <table:table-cell table:style-name="ce40" office:value-type="float" office:value="1">
            <text:p>1</text:p>
          </table:table-cell>
          <table:table-cell table:style-name="ce40" table:formula="of:=[.F51]*[.G51]" office:value-type="float" office:value="100">
            <text:p>100</text:p>
          </table:table-cell>
          <table:table-cell table:style-name="ce40" table:formula="of:=[.H51]/[.$F$1]" office:value-type="float" office:value="1">
            <text:p>1</text:p>
          </table:table-cell>
          <table:table-cell table:style-name="ce55" table:formula="of:=[.E51]*[.$J$1]" office:value-type="float" office:value="200">
            <text:p>200</text:p>
          </table:table-cell>
          <table:table-cell table:style-name="ce55" office:value-type="float" office:value="1">
            <text:p>1</text:p>
          </table:table-cell>
          <table:table-cell table:style-name="ce55" table:formula="of:=[.J51]*[.K51]" office:value-type="float" office:value="200">
            <text:p>200</text:p>
          </table:table-cell>
          <table:table-cell table:style-name="ce55" table:formula="of:=[.L51]/[.$J$1]" office:value-type="float" office:value="1">
            <text:p>1</text:p>
          </table:table-cell>
          <table:table-cell table:style-name="ce64" table:formula="of:=[.E51]*[.$N$1]" office:value-type="float" office:value="200">
            <text:p>200</text:p>
          </table:table-cell>
          <table:table-cell table:style-name="ce64" office:value-type="float" office:value="1">
            <text:p>1</text:p>
          </table:table-cell>
          <table:table-cell table:style-name="ce64" table:formula="of:=[.N51]*[.O51]" office:value-type="float" office:value="200">
            <text:p>200</text:p>
          </table:table-cell>
          <table:table-cell table:style-name="ce64" table:formula="of:=[.P51]/[.$J$1]" office:value-type="float" office:value="1">
            <text:p>1</text:p>
          </table:table-cell>
          <table:table-cell table:style-name="ce72" table:formula="of:=[.E51]*[.$R$1]" office:value-type="float" office:value="10">
            <text:p>10</text:p>
          </table:table-cell>
          <table:table-cell table:style-name="ce72" office:value-type="float" office:value="1.5">
            <text:p>1.5</text:p>
          </table:table-cell>
          <table:table-cell table:style-name="ce72" table:formula="of:=[.R51]*[.S51]" office:value-type="float" office:value="15">
            <text:p>15</text:p>
          </table:table-cell>
          <table:table-cell table:style-name="ce72" table:formula="of:=[.T51]/[.$R$1]" office:value-type="float" office:value="1.5">
            <text:p>1.5</text:p>
          </table:table-cell>
          <table:table-cell table:number-columns-repeated="1003"/>
        </table:table-row>
        <table:table-row table:style-name="ro2">
          <table:table-cell table:number-columns-repeated="7"/>
          <table:table-cell table:style-name="ce46" table:formula="of:=SUM([.H50:.H51])" office:value-type="float" office:value="106.12">
            <text:p>106.12</text:p>
          </table:table-cell>
          <table:table-cell table:style-name="ce46" table:formula="of:=SUM([.I50:.I51])" office:value-type="float" office:value="1.0612">
            <text:p>1.0612</text:p>
          </table:table-cell>
          <table:table-cell table:number-columns-repeated="2"/>
          <table:table-cell table:style-name="ce46" table:formula="of:=SUM([.L50:.L51])" office:value-type="float" office:value="212.24">
            <text:p>212.24</text:p>
          </table:table-cell>
          <table:table-cell table:style-name="ce46" table:formula="of:=SUM([.M50:.M51])" office:value-type="float" office:value="1.0612">
            <text:p>1.0612</text:p>
          </table:table-cell>
          <table:table-cell table:number-columns-repeated="2"/>
          <table:table-cell table:style-name="ce46" table:formula="of:=SUM([.P50:.P51])" office:value-type="float" office:value="212.24">
            <text:p>212.24</text:p>
          </table:table-cell>
          <table:table-cell table:style-name="ce46" table:formula="of:=SUM([.Q50:.Q51])" office:value-type="float" office:value="1.0612">
            <text:p>1.0612</text:p>
          </table:table-cell>
          <table:table-cell table:number-columns-repeated="2"/>
          <table:table-cell table:style-name="ce46" table:formula="of:=SUM([.T50:.T51])" office:value-type="float" office:value="15.612">
            <text:p>15.612</text:p>
          </table:table-cell>
          <table:table-cell table:style-name="ce46" table:formula="of:=SUM([.U50:.U51])" office:value-type="float" office:value="1.5612">
            <text:p>1.5612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style-name="ce17" office:value-type="string">
            <text:p>Optional Parts</text:p>
          </table:table-cell>
          <table:table-cell table:style-name="ce28" table:number-columns-repeated="20"/>
          <table:table-cell table:number-columns-repeated="1003"/>
        </table:table-row>
        <table:table-row table:style-name="ro2">
          <table:table-cell table:style-name="ce15" office:value-type="string">
            <text:p>Item #</text:p>
          </table:table-cell>
          <table:table-cell table:style-name="ce29" office:value-type="string" table:number-columns-spanned="2" table:number-rows-spanned="1">
            <text:p>Description</text:p>
          </table:table-cell>
          <table:covered-table-cell table:style-name="ce31"/>
          <table:table-cell table:style-name="ce15" office:value-type="string">
            <text:p>Source</text:p>
          </table:table-cell>
          <table:table-cell table:style-name="ce15" office:value-type="string">
            <text:p>Unit quantity</text:p>
          </table:table-cell>
          <table:table-cell table:style-name="ce41" office:value-type="string">
            <text:p>Extend Qty</text:p>
          </table:table-cell>
          <table:table-cell table:style-name="ce15" office:value-type="string">
            <text:p>Unit Price</text:p>
          </table:table-cell>
          <table:table-cell table:style-name="ce15" office:value-type="string">
            <text:p>Extend Price</text:p>
          </table:table-cell>
          <table:table-cell table:style-name="ce52" office:value-type="string">
            <text:p>Cost per Unit</text:p>
          </table:table-cell>
          <table:table-cell table:style-name="ce41" office:value-type="string">
            <text:p>Extend Qty</text:p>
          </table:table-cell>
          <table:table-cell table:style-name="ce15" office:value-type="string">
            <text:p>Unit Price</text:p>
          </table:table-cell>
          <table:table-cell table:style-name="ce15" office:value-type="string">
            <text:p>Extend Price</text:p>
          </table:table-cell>
          <table:table-cell table:style-name="ce52" office:value-type="string">
            <text:p>Cost per Unit</text:p>
          </table:table-cell>
          <table:table-cell table:style-name="ce41" office:value-type="string">
            <text:p>Extend Qty</text:p>
          </table:table-cell>
          <table:table-cell table:style-name="ce15" office:value-type="string">
            <text:p>Unit Price</text:p>
          </table:table-cell>
          <table:table-cell table:style-name="ce15" office:value-type="string">
            <text:p>Extend Price</text:p>
          </table:table-cell>
          <table:table-cell table:style-name="ce52" office:value-type="string">
            <text:p>Cost per Unit</text:p>
          </table:table-cell>
          <table:table-cell table:style-name="ce41" office:value-type="string">
            <text:p>Extend Qty</text:p>
          </table:table-cell>
          <table:table-cell table:style-name="ce15" office:value-type="string">
            <text:p>Unit Price</text:p>
          </table:table-cell>
          <table:table-cell table:style-name="ce15" office:value-type="string">
            <text:p>Extend Price</text:p>
          </table:table-cell>
          <table:table-cell table:style-name="ce52" office:value-type="string">
            <text:p>Cost per Unit</text:p>
          </table:table-cell>
          <table:table-cell table:number-columns-repeated="1003"/>
        </table:table-row>
        <table:table-row table:style-name="ro2">
          <table:table-cell table:style-name="ce7"/>
          <table:table-cell table:style-name="ce23" office:value-type="string" table:number-columns-spanned="2" table:number-rows-spanned="1">
            <text:p>Arduino</text:p>
          </table:table-cell>
          <table:covered-table-cell table:style-name="ce31"/>
          <table:table-cell table:style-name="ce7" office:value-type="string">
            <text:p>AMAZON</text:p>
          </table:table-cell>
          <table:table-cell table:style-name="ce7" office:value-type="float" office:value="1">
            <text:p>1</text:p>
          </table:table-cell>
          <table:table-cell table:style-name="ce40" table:formula="of:=[.E56]*[.$F$1]" office:value-type="float" office:value="100">
            <text:p>100</text:p>
          </table:table-cell>
          <table:table-cell table:style-name="ce40" office:value-type="float" office:value="20">
            <text:p>20</text:p>
          </table:table-cell>
          <table:table-cell table:style-name="ce40" table:formula="of:=[.F56]*[.G56]" office:value-type="float" office:value="2000">
            <text:p>2000</text:p>
          </table:table-cell>
          <table:table-cell table:style-name="ce40" table:formula="of:=[.H56]/[.$F$1]" office:value-type="float" office:value="20">
            <text:p>20</text:p>
          </table:table-cell>
          <table:table-cell table:style-name="ce55" table:formula="of:=[.E56]*[.$J$1]" office:value-type="float" office:value="200">
            <text:p>200</text:p>
          </table:table-cell>
          <table:table-cell table:style-name="ce55" office:value-type="float" office:value="20">
            <text:p>20</text:p>
          </table:table-cell>
          <table:table-cell table:style-name="ce55" table:formula="of:=[.J56]*[.K56]" office:value-type="float" office:value="4000">
            <text:p>4000</text:p>
          </table:table-cell>
          <table:table-cell table:style-name="ce55" table:formula="of:=[.L56]/[.$J$1]" office:value-type="float" office:value="20">
            <text:p>20</text:p>
          </table:table-cell>
          <table:table-cell table:style-name="ce64" table:formula="of:=[.E56]*[.$J$1]" office:value-type="float" office:value="200">
            <text:p>200</text:p>
          </table:table-cell>
          <table:table-cell table:style-name="ce64" office:value-type="float" office:value="20">
            <text:p>20</text:p>
          </table:table-cell>
          <table:table-cell table:style-name="ce64" table:formula="of:=[.N56]*[.O56]" office:value-type="float" office:value="4000">
            <text:p>4000</text:p>
          </table:table-cell>
          <table:table-cell table:style-name="ce64" table:formula="of:=[.P56]/[.$J$1]" office:value-type="float" office:value="20">
            <text:p>20</text:p>
          </table:table-cell>
          <table:table-cell table:style-name="ce73" table:number-columns-repeated="4"/>
          <table:table-cell office:value-type="string">
            <text:p>ARDUR3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A98374-ND</text:p>
          </table:table-cell>
          <table:table-cell table:style-name="ce18" office:value-type="string">
            <text:p>Term block Plug 3POS 3.5MM</text:p>
          </table:table-cell>
          <table:table-cell table:style-name="ce31"/>
          <table:table-cell table:style-name="ce7" office:value-type="string">
            <text:p>DigiKey</text:p>
          </table:table-cell>
          <table:table-cell table:style-name="ce7"/>
          <table:table-cell table:style-name="ce40" table:number-columns-repeated="4"/>
          <table:table-cell table:style-name="ce55" table:number-columns-repeated="4"/>
          <table:table-cell table:style-name="ce64" table:number-columns-repeated="4"/>
          <table:table-cell table:style-name="ce73" table:number-columns-repeated="4"/>
          <table:table-cell table:number-columns-repeated="1003"/>
        </table:table-row>
        <table:table-row table:style-name="ro2">
          <table:table-cell table:style-name="ce7" office:value-type="string">
            <text:p>A98397-ND</text:p>
          </table:table-cell>
          <table:table-cell table:style-name="ce18" office:value-type="string">
            <text:p>TermBlock Header 3Pos R/A 3.5MM</text:p>
          </table:table-cell>
          <table:table-cell table:style-name="ce31"/>
          <table:table-cell table:style-name="ce7" office:value-type="string">
            <text:p>DigiKey</text:p>
          </table:table-cell>
          <table:table-cell table:style-name="ce7"/>
          <table:table-cell table:style-name="ce40" table:number-columns-repeated="4"/>
          <table:table-cell table:style-name="ce55" table:number-columns-repeated="4"/>
          <table:table-cell table:style-name="ce64" table:number-columns-repeated="4"/>
          <table:table-cell table:style-name="ce73" table:number-columns-repeated="4"/>
          <table:table-cell table:number-columns-repeated="1003"/>
        </table:table-row>
        <table:table-row table:style-name="ro2">
          <table:table-cell table:style-name="ce7"/>
          <table:table-cell table:style-name="ce23" office:value-type="string" table:number-columns-spanned="2" table:number-rows-spanned="1">
            <text:p>SainSmart 4-Relay Module</text:p>
          </table:table-cell>
          <table:covered-table-cell table:style-name="ce31"/>
          <table:table-cell table:style-name="ce7" office:value-type="string">
            <text:p>SAINSMART</text:p>
          </table:table-cell>
          <table:table-cell table:style-name="ce7" office:value-type="float" office:value="1">
            <text:p>1</text:p>
          </table:table-cell>
          <table:table-cell table:style-name="ce40" table:formula="of:=[.E59]*[.$F$1]" office:value-type="float" office:value="100">
            <text:p>100</text:p>
          </table:table-cell>
          <table:table-cell table:style-name="ce40" office:value-type="float" office:value="8">
            <text:p>8</text:p>
          </table:table-cell>
          <table:table-cell table:style-name="ce40" table:formula="of:=[.F59]*[.G59]" office:value-type="float" office:value="800">
            <text:p>800</text:p>
          </table:table-cell>
          <table:table-cell table:style-name="ce40" table:formula="of:=[.H59]/[.$F$1]" office:value-type="float" office:value="8">
            <text:p>8</text:p>
          </table:table-cell>
          <table:table-cell table:style-name="ce55" table:formula="of:=[.E59]*[.$J$1]" office:value-type="float" office:value="200">
            <text:p>200</text:p>
          </table:table-cell>
          <table:table-cell table:style-name="ce55" office:value-type="float" office:value="8">
            <text:p>8</text:p>
          </table:table-cell>
          <table:table-cell table:style-name="ce55" table:formula="of:=[.J59]*[.K59]" office:value-type="float" office:value="1600">
            <text:p>1600</text:p>
          </table:table-cell>
          <table:table-cell table:style-name="ce55" table:formula="of:=[.L59]/[.$J$1]" office:value-type="float" office:value="8">
            <text:p>8</text:p>
          </table:table-cell>
          <table:table-cell table:style-name="ce64" table:formula="of:=[.E59]*[.$J$1]" office:value-type="float" office:value="200">
            <text:p>200</text:p>
          </table:table-cell>
          <table:table-cell table:style-name="ce64" office:value-type="float" office:value="8">
            <text:p>8</text:p>
          </table:table-cell>
          <table:table-cell table:style-name="ce64" table:formula="of:=[.N59]*[.O59]" office:value-type="float" office:value="1600">
            <text:p>1600</text:p>
          </table:table-cell>
          <table:table-cell table:style-name="ce64" table:formula="of:=[.P59]/[.$J$1]" office:value-type="float" office:value="8">
            <text:p>8</text:p>
          </table:table-cell>
          <table:table-cell table:style-name="ce73" table:number-columns-repeated="4"/>
          <table:table-cell table:number-columns-repeated="1003"/>
        </table:table-row>
        <table:table-row table:style-name="ro2">
          <table:table-cell table:style-name="ce18" office:value-type="string">
            <text:p>24LC512-I/P-ND</text:p>
          </table:table-cell>
          <table:table-cell table:style-name="ce18" office:value-type="string">
            <text:p>512K EEPROM chip</text:p>
          </table:table-cell>
          <table:table-cell table:style-name="ce34"/>
          <table:table-cell table:style-name="ce7" office:value-type="string">
            <text:p>DigiKey</text:p>
          </table:table-cell>
          <table:table-cell table:style-name="ce7" office:value-type="float" office:value="1">
            <text:p>1</text:p>
          </table:table-cell>
          <table:table-cell table:style-name="ce40" office:value-type="float" office:value="100">
            <text:p>100</text:p>
          </table:table-cell>
          <table:table-cell table:style-name="ce40" office:value-type="float" office:value="1.94">
            <text:p>1.94</text:p>
          </table:table-cell>
          <table:table-cell table:style-name="ce40" table:number-columns-repeated="2"/>
          <table:table-cell table:style-name="ce55" table:number-columns-repeated="4"/>
          <table:table-cell table:style-name="ce64" table:number-columns-repeated="4"/>
          <table:table-cell table:style-name="ce73" table:number-columns-repeated="4"/>
          <table:table-cell table:number-columns-repeated="1003"/>
        </table:table-row>
        <table:table-row table:style-name="ro2">
          <table:table-cell table:style-name="ce7" office:value-type="string">
            <text:p>237-1449-ND</text:p>
          </table:table-cell>
          <table:table-cell table:style-name="ce23" office:value-type="string" table:number-columns-spanned="2" table:number-rows-spanned="1">
            <text:p>9V .800A Power Supply Adapter</text:p>
          </table:table-cell>
          <table:covered-table-cell table:style-name="ce31"/>
          <table:table-cell table:style-name="ce7" office:value-type="string">
            <text:p>DigiKey</text:p>
          </table:table-cell>
          <table:table-cell table:style-name="ce7" office:value-type="float" office:value="1">
            <text:p>1</text:p>
          </table:table-cell>
          <table:table-cell table:style-name="ce40" table:formula="of:=[.E61]*[.$F$1]" office:value-type="float" office:value="100">
            <text:p>100</text:p>
          </table:table-cell>
          <table:table-cell table:style-name="ce40" office:value-type="float" office:value="5.56">
            <text:p>5.56</text:p>
          </table:table-cell>
          <table:table-cell table:style-name="ce40" table:formula="of:=[.F61]*[.G61]" office:value-type="float" office:value="556">
            <text:p>556</text:p>
          </table:table-cell>
          <table:table-cell table:style-name="ce40" table:formula="of:=[.H61]/[.$F$1]" office:value-type="float" office:value="5.56">
            <text:p>5.56</text:p>
          </table:table-cell>
          <table:table-cell table:style-name="ce55" table:formula="of:=[.E61]*[.$J$1]" office:value-type="float" office:value="200">
            <text:p>200</text:p>
          </table:table-cell>
          <table:table-cell table:style-name="ce55" office:value-type="float" office:value="5.56">
            <text:p>5.56</text:p>
          </table:table-cell>
          <table:table-cell table:style-name="ce55" table:formula="of:=[.J61]*[.K61]" office:value-type="float" office:value="1112">
            <text:p>1112</text:p>
          </table:table-cell>
          <table:table-cell table:style-name="ce55" table:formula="of:=[.L61]/[.$J$1]" office:value-type="float" office:value="5.56">
            <text:p>5.56</text:p>
          </table:table-cell>
          <table:table-cell table:style-name="ce64" table:formula="of:=[.E61]*[.$J$1]" office:value-type="float" office:value="200">
            <text:p>200</text:p>
          </table:table-cell>
          <table:table-cell table:style-name="ce64" office:value-type="float" office:value="10">
            <text:p>10</text:p>
          </table:table-cell>
          <table:table-cell table:style-name="ce64" table:formula="of:=[.N61]*[.O61]" office:value-type="float" office:value="2000">
            <text:p>2000</text:p>
          </table:table-cell>
          <table:table-cell table:style-name="ce64" table:formula="of:=[.P61]/[.$J$1]" office:value-type="float" office:value="10">
            <text:p>10</text:p>
          </table:table-cell>
          <table:table-cell table:style-name="ce73"/>
          <table:table-cell table:style-name="ce73" office:value-type="float" office:value="5.56">
            <text:p>5.56</text:p>
          </table:table-cell>
          <table:table-cell table:style-name="ce73" table:number-columns-repeated="2"/>
          <table:table-cell table:number-columns-repeated="1003"/>
        </table:table-row>
        <table:table-row table:style-name="ro2">
          <table:table-cell table:style-name="ce7" office:value-type="string">
            <text:p>993-1000-ND</text:p>
          </table:table-cell>
          <table:table-cell table:style-name="ce23" office:value-type="string" table:number-columns-spanned="2" table:number-rows-spanned="1">
            <text:p>12V 2A Power Supply Adapter</text:p>
          </table:table-cell>
          <table:covered-table-cell table:style-name="ce31"/>
          <table:table-cell table:style-name="ce7" office:value-type="string">
            <text:p>DigiKey</text:p>
          </table:table-cell>
          <table:table-cell table:style-name="ce7" office:value-type="float" office:value="1">
            <text:p>1</text:p>
          </table:table-cell>
          <table:table-cell table:style-name="ce40" table:formula="of:=[.E62]*[.$F$1]" office:value-type="float" office:value="100">
            <text:p>100</text:p>
          </table:table-cell>
          <table:table-cell table:style-name="ce40" office:value-type="float" office:value="18.62">
            <text:p>18.62</text:p>
          </table:table-cell>
          <table:table-cell table:style-name="ce40" table:formula="of:=[.F62]*[.G62]" office:value-type="float" office:value="1862">
            <text:p>1862</text:p>
          </table:table-cell>
          <table:table-cell table:style-name="ce40" table:formula="of:=[.H62]/[.$F$1]" office:value-type="float" office:value="18.62">
            <text:p>18.62</text:p>
          </table:table-cell>
          <table:table-cell table:style-name="ce55" table:formula="of:=[.E62]*[.$J$1]" office:value-type="float" office:value="200">
            <text:p>200</text:p>
          </table:table-cell>
          <table:table-cell table:style-name="ce55" office:value-type="float" office:value="18.86">
            <text:p>18.86</text:p>
          </table:table-cell>
          <table:table-cell table:style-name="ce55" table:formula="of:=[.J62]*[.K62]" office:value-type="float" office:value="3772">
            <text:p>3772</text:p>
          </table:table-cell>
          <table:table-cell table:style-name="ce55" table:formula="of:=[.L62]/[.$J$1]" office:value-type="float" office:value="18.86">
            <text:p>18.86</text:p>
          </table:table-cell>
          <table:table-cell table:style-name="ce64" table:formula="of:=[.$E62]*[.$J$1]" office:value-type="float" office:value="200">
            <text:p>200</text:p>
          </table:table-cell>
          <table:table-cell table:style-name="ce64" office:value-type="float" office:value="18.86">
            <text:p>18.86</text:p>
          </table:table-cell>
          <table:table-cell table:style-name="ce64" table:formula="of:=[.N62]*[.O62]" office:value-type="float" office:value="3772">
            <text:p>3772</text:p>
          </table:table-cell>
          <table:table-cell table:style-name="ce64" table:formula="of:=[.P62]/[.$J$1]" office:value-type="float" office:value="18.86">
            <text:p>18.86</text:p>
          </table:table-cell>
          <table:table-cell table:style-name="ce73" table:number-columns-repeated="4"/>
          <table:table-cell table:number-columns-repeated="1003"/>
        </table:table-row>
        <table:table-row table:style-name="ro2">
          <table:table-cell table:style-name="ce7" office:value-type="string">
            <text:p>237-1457-ND</text:p>
          </table:table-cell>
          <table:table-cell table:style-name="ce23" office:value-type="string" table:number-columns-spanned="2" table:number-rows-spanned="1">
            <text:p>12V 2A Power Supply Adapter</text:p>
          </table:table-cell>
          <table:covered-table-cell table:style-name="ce31"/>
          <table:table-cell table:style-name="ce7" office:value-type="string">
            <text:p>DigiKey</text:p>
          </table:table-cell>
          <table:table-cell table:style-name="ce7" office:value-type="float" office:value="1">
            <text:p>1</text:p>
          </table:table-cell>
          <table:table-cell table:style-name="ce40" table:formula="of:=[.E63]*[.$F$1]" office:value-type="float" office:value="100">
            <text:p>100</text:p>
          </table:table-cell>
          <table:table-cell table:style-name="ce40" office:value-type="float" office:value="9.65">
            <text:p>9.65</text:p>
          </table:table-cell>
          <table:table-cell table:style-name="ce40" table:formula="of:=[.F63]*[.G63]" office:value-type="float" office:value="965">
            <text:p>965</text:p>
          </table:table-cell>
          <table:table-cell table:style-name="ce40" table:formula="of:=[.H63]/[.$F$1]" office:value-type="float" office:value="9.65">
            <text:p>9.65</text:p>
          </table:table-cell>
          <table:table-cell table:style-name="ce55" table:formula="of:=[.E63]*[.$J$1]" office:value-type="float" office:value="200">
            <text:p>200</text:p>
          </table:table-cell>
          <table:table-cell table:style-name="ce55" office:value-type="float" office:value="9.65">
            <text:p>9.65</text:p>
          </table:table-cell>
          <table:table-cell table:style-name="ce55" table:formula="of:=[.J63]*[.K63]" office:value-type="float" office:value="1930">
            <text:p>1930</text:p>
          </table:table-cell>
          <table:table-cell table:style-name="ce55" table:formula="of:=[.L63]/[.$J$1]" office:value-type="float" office:value="9.65">
            <text:p>9.65</text:p>
          </table:table-cell>
          <table:table-cell table:style-name="ce64" table:formula="of:=[.$E63]*[.$J$1]" office:value-type="float" office:value="200">
            <text:p>200</text:p>
          </table:table-cell>
          <table:table-cell table:style-name="ce64" office:value-type="float" office:value="9.65">
            <text:p>9.65</text:p>
          </table:table-cell>
          <table:table-cell table:style-name="ce64" table:formula="of:=[.N63]*[.O63]" office:value-type="float" office:value="1930">
            <text:p>1930</text:p>
          </table:table-cell>
          <table:table-cell table:style-name="ce64" table:formula="of:=[.P63]/[.$J$1]" office:value-type="float" office:value="9.65">
            <text:p>9.65</text:p>
          </table:table-cell>
          <table:table-cell table:style-name="ce73" table:number-columns-repeated="4"/>
          <table:table-cell table:number-columns-repeated="1003"/>
        </table:table-row>
        <table:table-row table:style-name="ro2">
          <table:table-cell table:style-name="ce7" office:value-type="string">
            <text:p>CP-2210-ND</text:p>
          </table:table-cell>
          <table:table-cell table:style-name="ce18" office:value-type="string">
            <text:p>6' jack to plug 2.1mm x 5mm extension cable</text:p>
          </table:table-cell>
          <table:table-cell table:style-name="ce34"/>
          <table:table-cell table:style-name="ce7" office:value-type="string">
            <text:p>DigiKey</text:p>
          </table:table-cell>
          <table:table-cell table:style-name="ce7" office:value-type="float" office:value="1">
            <text:p>1</text:p>
          </table:table-cell>
          <table:table-cell table:style-name="ce40" table:formula="of:=[.E64]*[.$F$1]" office:value-type="float" office:value="100">
            <text:p>100</text:p>
          </table:table-cell>
          <table:table-cell table:style-name="ce40" office:value-type="float" office:value="3.73">
            <text:p>3.73</text:p>
          </table:table-cell>
          <table:table-cell table:style-name="ce40" table:formula="of:=[.F64]*[.G64]" office:value-type="float" office:value="373">
            <text:p>373</text:p>
          </table:table-cell>
          <table:table-cell table:style-name="ce40" table:formula="of:=[.H64]/[.$F$1]" office:value-type="float" office:value="3.73">
            <text:p>3.73</text:p>
          </table:table-cell>
          <table:table-cell table:style-name="ce55" table:formula="of:=[.E64]*[.$J$1]" office:value-type="float" office:value="200">
            <text:p>200</text:p>
          </table:table-cell>
          <table:table-cell table:style-name="ce55" office:value-type="float" office:value="3.73">
            <text:p>3.73</text:p>
          </table:table-cell>
          <table:table-cell table:style-name="ce55" table:formula="of:=[.J64]*[.K64]" office:value-type="float" office:value="746">
            <text:p>746</text:p>
          </table:table-cell>
          <table:table-cell table:style-name="ce55" table:formula="of:=[.L64]/[.$J$1]" office:value-type="float" office:value="3.73">
            <text:p>3.73</text:p>
          </table:table-cell>
          <table:table-cell table:style-name="ce64" table:formula="of:=[.$E64]*[.$J$1]" office:value-type="float" office:value="200">
            <text:p>200</text:p>
          </table:table-cell>
          <table:table-cell table:style-name="ce64" office:value-type="float" office:value="3.73">
            <text:p>3.73</text:p>
          </table:table-cell>
          <table:table-cell table:style-name="ce64" table:formula="of:=[.N64]*[.O64]" office:value-type="float" office:value="746">
            <text:p>746</text:p>
          </table:table-cell>
          <table:table-cell table:style-name="ce64" table:formula="of:=[.P64]/[.$J$1]" office:value-type="float" office:value="3.73">
            <text:p>3.73</text:p>
          </table:table-cell>
          <table:table-cell table:style-name="ce73" table:number-columns-repeated="4"/>
          <table:table-cell office:value-type="string">
            <text:p>CABYSP1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CP-2216-ND</text:p>
          </table:table-cell>
          <table:table-cell table:style-name="ce18" office:value-type="string">
            <text:p>3' Jack to plug 2.1mm x 5mm extension cable</text:p>
          </table:table-cell>
          <table:table-cell table:style-name="ce34"/>
          <table:table-cell table:style-name="ce7" office:value-type="string">
            <text:p>DigiKey</text:p>
          </table:table-cell>
          <table:table-cell table:style-name="ce7"/>
          <table:table-cell table:style-name="ce40" table:number-columns-repeated="4"/>
          <table:table-cell table:style-name="ce55" table:number-columns-repeated="4"/>
          <table:table-cell table:style-name="ce64" table:number-columns-repeated="4"/>
          <table:table-cell table:style-name="ce73" table:number-columns-repeated="4"/>
          <table:table-cell table:number-columns-repeated="1003"/>
        </table:table-row>
        <table:table-row table:style-name="ro2">
          <table:table-cell table:style-name="ce7"/>
          <table:table-cell table:style-name="ce23" office:value-type="string" table:number-columns-spanned="2" table:number-rows-spanned="1">
            <text:p>MP3 Module</text:p>
          </table:table-cell>
          <table:covered-table-cell table:style-name="ce31"/>
          <table:table-cell table:style-name="ce7" office:value-type="string">
            <text:p>MDFLY</text:p>
          </table:table-cell>
          <table:table-cell table:style-name="ce7" office:value-type="float" office:value="1">
            <text:p>1</text:p>
          </table:table-cell>
          <table:table-cell table:style-name="ce40" table:formula="of:=[.E66]*[.$F$1]" office:value-type="float" office:value="100">
            <text:p>100</text:p>
          </table:table-cell>
          <table:table-cell table:style-name="ce40" office:value-type="float" office:value="10">
            <text:p>10</text:p>
          </table:table-cell>
          <table:table-cell table:style-name="ce40" table:formula="of:=[.F66]*[.G66]" office:value-type="float" office:value="1000">
            <text:p>1000</text:p>
          </table:table-cell>
          <table:table-cell table:style-name="ce40" table:formula="of:=[.H66]/[.$F$1]" office:value-type="float" office:value="10">
            <text:p>10</text:p>
          </table:table-cell>
          <table:table-cell table:style-name="ce55" table:formula="of:=[.E66]*[.$J$1]" office:value-type="float" office:value="200">
            <text:p>200</text:p>
          </table:table-cell>
          <table:table-cell table:style-name="ce55" office:value-type="float" office:value="10">
            <text:p>10</text:p>
          </table:table-cell>
          <table:table-cell table:style-name="ce55" table:formula="of:=[.J66]*[.K66]" office:value-type="float" office:value="2000">
            <text:p>2000</text:p>
          </table:table-cell>
          <table:table-cell table:style-name="ce55" table:formula="of:=[.L66]/[.$J$1]" office:value-type="float" office:value="10">
            <text:p>10</text:p>
          </table:table-cell>
          <table:table-cell table:style-name="ce64" table:formula="of:=[.$E66]*[.$J$1]" office:value-type="float" office:value="200">
            <text:p>200</text:p>
          </table:table-cell>
          <table:table-cell table:style-name="ce64" office:value-type="float" office:value="10">
            <text:p>10</text:p>
          </table:table-cell>
          <table:table-cell table:style-name="ce64" table:formula="of:=[.N66]*[.O66]" office:value-type="float" office:value="2000">
            <text:p>2000</text:p>
          </table:table-cell>
          <table:table-cell table:style-name="ce64" table:formula="of:=[.P66]/[.$J$1]" office:value-type="float" office:value="10">
            <text:p>10</text:p>
          </table:table-cell>
          <table:table-cell table:style-name="ce73" table:number-columns-repeated="4"/>
          <table:table-cell table:number-columns-repeated="1003"/>
        </table:table-row>
        <table:table-row table:style-name="ro2">
          <table:table-cell table:style-name="ce7"/>
          <table:table-cell table:style-name="ce23" office:value-type="string" table:number-columns-spanned="2" table:number-rows-spanned="1">
            <text:p>2GB SD Card</text:p>
          </table:table-cell>
          <table:covered-table-cell table:style-name="ce31"/>
          <table:table-cell table:style-name="ce7"/>
          <table:table-cell table:style-name="ce7" office:value-type="float" office:value="1">
            <text:p>1</text:p>
          </table:table-cell>
          <table:table-cell table:style-name="ce40" table:formula="of:=[.E67]*[.$F$1]" office:value-type="float" office:value="100">
            <text:p>100</text:p>
          </table:table-cell>
          <table:table-cell table:style-name="ce40" office:value-type="float" office:value="10">
            <text:p>10</text:p>
          </table:table-cell>
          <table:table-cell table:style-name="ce40" table:formula="of:=[.F67]*[.G67]" office:value-type="float" office:value="1000">
            <text:p>1000</text:p>
          </table:table-cell>
          <table:table-cell table:style-name="ce40" table:formula="of:=[.H67]/[.$F$1]" office:value-type="float" office:value="10">
            <text:p>10</text:p>
          </table:table-cell>
          <table:table-cell table:style-name="ce55" table:formula="of:=[.E67]*[.$J$1]" office:value-type="float" office:value="200">
            <text:p>200</text:p>
          </table:table-cell>
          <table:table-cell table:style-name="ce55" office:value-type="float" office:value="10">
            <text:p>10</text:p>
          </table:table-cell>
          <table:table-cell table:style-name="ce55" table:formula="of:=[.J67]*[.K67]" office:value-type="float" office:value="2000">
            <text:p>2000</text:p>
          </table:table-cell>
          <table:table-cell table:style-name="ce55" table:formula="of:=[.L67]/[.$J$1]" office:value-type="float" office:value="10">
            <text:p>10</text:p>
          </table:table-cell>
          <table:table-cell table:style-name="ce64" table:formula="of:=[.$E67]*[.$J$1]" office:value-type="float" office:value="200">
            <text:p>200</text:p>
          </table:table-cell>
          <table:table-cell table:style-name="ce64" office:value-type="float" office:value="10">
            <text:p>10</text:p>
          </table:table-cell>
          <table:table-cell table:style-name="ce64" table:formula="of:=[.N67]*[.O67]" office:value-type="float" office:value="2000">
            <text:p>2000</text:p>
          </table:table-cell>
          <table:table-cell table:style-name="ce64" table:formula="of:=[.P67]/[.$J$1]" office:value-type="float" office:value="10">
            <text:p>10</text:p>
          </table:table-cell>
          <table:table-cell table:style-name="ce73" table:number-columns-repeated="4"/>
          <table:table-cell office:value-type="string">
            <text:p>SDCRD2GB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AE10490-ND</text:p>
          </table:table-cell>
          <table:table-cell table:style-name="ce23" office:value-type="string" table:number-columns-spanned="2" table:number-rows-spanned="1">
            <text:p>7' Ethernet Cable</text:p>
          </table:table-cell>
          <table:covered-table-cell table:style-name="ce31"/>
          <table:table-cell table:style-name="ce7" office:value-type="string">
            <text:p>DigiKey</text:p>
          </table:table-cell>
          <table:table-cell table:style-name="ce7" office:value-type="float" office:value="1">
            <text:p>1</text:p>
          </table:table-cell>
          <table:table-cell table:style-name="ce40" table:formula="of:=[.E68]*[.$F$1]" office:value-type="float" office:value="100">
            <text:p>100</text:p>
          </table:table-cell>
          <table:table-cell table:style-name="ce40" office:value-type="float" office:value="3.367">
            <text:p>3.367</text:p>
          </table:table-cell>
          <table:table-cell table:style-name="ce40" table:formula="of:=[.F68]*[.G68]" office:value-type="float" office:value="336.7">
            <text:p>336.7</text:p>
          </table:table-cell>
          <table:table-cell table:style-name="ce40" table:formula="of:=[.H68]/[.$F$1]" office:value-type="float" office:value="3.367">
            <text:p>3.367</text:p>
          </table:table-cell>
          <table:table-cell table:style-name="ce55" table:formula="of:=[.E68]*[.$J$1]" office:value-type="float" office:value="200">
            <text:p>200</text:p>
          </table:table-cell>
          <table:table-cell table:style-name="ce55" office:value-type="float" office:value="3.367">
            <text:p>3.367</text:p>
          </table:table-cell>
          <table:table-cell table:style-name="ce55" table:formula="of:=[.J68]*[.K68]" office:value-type="float" office:value="673.4">
            <text:p>673.4</text:p>
          </table:table-cell>
          <table:table-cell table:style-name="ce55" table:formula="of:=[.L68]/[.$J$1]" office:value-type="float" office:value="3.367">
            <text:p>3.367</text:p>
          </table:table-cell>
          <table:table-cell table:style-name="ce64" table:formula="of:=[.$E68]*[.$J$1]" office:value-type="float" office:value="200">
            <text:p>200</text:p>
          </table:table-cell>
          <table:table-cell table:style-name="ce64" office:value-type="float" office:value="10">
            <text:p>10</text:p>
          </table:table-cell>
          <table:table-cell table:style-name="ce64" table:formula="of:=[.N68]*[.O68]" office:value-type="float" office:value="2000">
            <text:p>2000</text:p>
          </table:table-cell>
          <table:table-cell table:style-name="ce64" table:formula="of:=[.P68]/[.$J$1]" office:value-type="float" office:value="10">
            <text:p>10</text:p>
          </table:table-cell>
          <table:table-cell table:style-name="ce73" table:number-columns-repeated="4"/>
          <table:table-cell office:value-type="string">
            <text:p>CABETH1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Q364-ND</text:p>
          </table:table-cell>
          <table:table-cell table:style-name="ce23" office:value-type="string" table:number-columns-spanned="2" table:number-rows-spanned="1">
            <text:p>USB Cable 6'</text:p>
          </table:table-cell>
          <table:covered-table-cell table:style-name="ce31"/>
          <table:table-cell table:style-name="ce7" office:value-type="string">
            <text:p>DigiKey</text:p>
          </table:table-cell>
          <table:table-cell table:style-name="ce7" office:value-type="float" office:value="1">
            <text:p>1</text:p>
          </table:table-cell>
          <table:table-cell table:style-name="ce40" office:value-type="float" office:value="100">
            <text:p>100</text:p>
          </table:table-cell>
          <table:table-cell table:style-name="ce40" office:value-type="float" office:value="2.31">
            <text:p>2.31</text:p>
          </table:table-cell>
          <table:table-cell table:style-name="ce40" table:formula="of:=[.F69]*[.G69]" office:value-type="float" office:value="231">
            <text:p>231</text:p>
          </table:table-cell>
          <table:table-cell table:style-name="ce40" table:formula="of:=[.H69]/[.$F$1]" office:value-type="float" office:value="2.31">
            <text:p>2.31</text:p>
          </table:table-cell>
          <table:table-cell table:style-name="ce55" table:formula="of:=[.E69]*[.$J$1]" office:value-type="float" office:value="200">
            <text:p>200</text:p>
          </table:table-cell>
          <table:table-cell table:style-name="ce55" office:value-type="float" office:value="2.31">
            <text:p>2.31</text:p>
          </table:table-cell>
          <table:table-cell table:style-name="ce55" table:formula="of:=[.J69]*[.K69]" office:value-type="float" office:value="462">
            <text:p>462</text:p>
          </table:table-cell>
          <table:table-cell table:style-name="ce55" table:formula="of:=[.L69]/[.$J$1]" office:value-type="float" office:value="2.31">
            <text:p>2.31</text:p>
          </table:table-cell>
          <table:table-cell table:style-name="ce64" table:formula="of:=[.$E69]*[.$J$1]" office:value-type="float" office:value="200">
            <text:p>200</text:p>
          </table:table-cell>
          <table:table-cell table:style-name="ce64" office:value-type="float" office:value="10">
            <text:p>10</text:p>
          </table:table-cell>
          <table:table-cell table:style-name="ce64" table:formula="of:=[.N69]*[.O69]" office:value-type="float" office:value="2000">
            <text:p>2000</text:p>
          </table:table-cell>
          <table:table-cell table:style-name="ce64" table:formula="of:=[.P69]/[.$J$1]" office:value-type="float" office:value="10">
            <text:p>10</text:p>
          </table:table-cell>
          <table:table-cell table:style-name="ce73" table:number-columns-repeated="4"/>
          <table:table-cell office:value-type="string">
            <text:p>CABUSB1</text:p>
          </table:table-cell>
          <table:table-cell table:number-columns-repeated="1002"/>
        </table:table-row>
        <table:table-row table:style-name="ro2" table:number-rows-repeated="73">
          <table:table-cell table:style-name="Default" table:number-columns-repeated="30"/>
          <table:table-cell table:number-columns-repeated="994"/>
        </table:table-row>
        <table:table-row table:style-name="ro2" table:number-rows-repeated="104843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1/04/2016</text:date>, <text:time>23:2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ts" style:display-name="PageStyle_Par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6-01-04T23:28:42.78</dc:date>
    <dc:creator>Jason Tatum</dc:creator>
    <meta:editing-duration>PT2M18S</meta:editing-duration>
    <meta:editing-cycles>1</meta:editing-cycles>
    <meta:document-statistic meta:table-count="1" meta:cell-count="977" meta:object-count="0"/>
  </office:meta>
</office:document-meta>
</file>